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1" svg:font-family="'Noto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Bitstream Vera Sans Mono" fo:font-size="8pt" officeooo:rsid="00040297" officeooo:paragraph-rsid="00040297" style:font-size-asian="8pt" style:font-size-complex="8pt"/>
    </style:style>
    <style:style style:name="P2" style:family="paragraph" style:parent-style-name="Standard">
      <style:text-properties style:font-name="Bitstream Vera Sans Mono" fo:font-size="8pt" officeooo:rsid="0005fe9e" officeooo:paragraph-rsid="0005fe9e" style:font-size-asian="8pt" style:font-size-complex="8pt"/>
    </style:style>
    <style:style style:name="P3" style:family="paragraph" style:parent-style-name="Standard">
      <style:text-properties style:font-name="Bitstream Vera Sans Mono" fo:font-size="8pt" officeooo:rsid="000715dd" officeooo:paragraph-rsid="000715dd" style:font-size-asian="8pt" style:font-size-complex="8pt"/>
    </style:style>
    <style:style style:name="P4" style:family="paragraph" style:parent-style-name="Standard">
      <style:text-properties style:font-name="Bitstream Vera Sans Mono" fo:font-size="8pt" officeooo:rsid="000875d1" officeooo:paragraph-rsid="000875d1" style:font-size-asian="8pt" style:font-size-complex="8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=== Run information ===</text:p>
      <text:p text:style-name="P1"/>
      <text:p text:style-name="P1">Scheme: <text:s text:c="6"/>weka.classifiers.meta.CostSensitiveClassifier -cost-matrix "[0.0 0.25; 1.0 0.0]" -S 1 -W weka.classifiers.meta.Bagging -- -P 100 -S 1 -num-slots 1 -I 10 -W weka.classifiers.trees.DecisionStump</text:p>
      <text:p text:style-name="P1">Relation: <text:s text:c="4"/>TEST-weka.filters.unsupervised.attribute.Remove-R9</text:p>
      <text:p text:style-name="P1">Instances: <text:s text:c="3"/>94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Bagging -P 100 -S 1 -num-slots 1 -I 10 -W weka.classifiers.trees.DecisionStump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DecisionStump </text:p>
      <text:p text:style-name="P1"/>
      <text:p text:style-name="P1">Cost Matrix</text:p>
      <text:p text:style-name="P1"><text:s/>0 <text:s text:c="3"/>0.25</text:p>
      <text:p text:style-name="P1"><text:s/>1 <text:s text:c="3"/>0 <text:s text:c="2"/></text:p>
      <text:p text:style-name="P1"/>
      <text:p text:style-name="P1"/>
      <text:p text:style-name="P1">Time taken to build model: 0.04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9"/>79 <text:s text:c="14"/>84.0426 %</text:p>
      <text:p text:style-name="P1">Incorrectly Classified Instances <text:s text:c="7"/>15 <text:s text:c="14"/>15.9574 %</text:p>
      <text:p text:style-name="P1">Kappa statistic <text:s text:c="25"/>0.6441</text:p>
      <text:p text:style-name="P1">Mean absolute error <text:s text:c="21"/>0.2493</text:p>
      <text:p text:style-name="P1">Root mean squared error <text:s text:c="17"/>0.3691</text:p>
      <text:p text:style-name="P1">Relative absolute error <text:s text:c="16"/>59.2949 %</text:p>
      <text:p text:style-name="P1">Root relative squared error <text:s text:c="12"/>80.6326 %</text:p>
      <text:p text:style-name="P1">Total Number of Instances <text:s text:c="14"/>94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833 <text:s text:c="3"/>0.143 <text:s text:c="3"/>0.932 <text:s text:c="5"/>0.833 <text:s text:c="3"/>0.880 <text:s text:c="5"/>0.653 <text:s text:c="3"/>0.879 <text:s text:c="4"/>0.909 <text:s text:c="4"/>nfp</text:p>
      <text:p text:style-name="P1"><text:s text:c="17"/>0.857 <text:s text:c="3"/>0.167 <text:s text:c="3"/>0.686 <text:s text:c="5"/>0.857 <text:s text:c="3"/>0.762 <text:s text:c="5"/>0.653 <text:s text:c="3"/>0.879 <text:s text:c="4"/>0.761 <text:s text:c="4"/>fp</text:p>
      <text:p text:style-name="P1">Weighted Avg. <text:s text:c="3"/>0.840 <text:s text:c="3"/>0.150 <text:s text:c="3"/>0.859 <text:s text:c="5"/>0.840 <text:s text:c="3"/>0.845 <text:s text:c="5"/>0.653 <text:s text:c="3"/>0.879 <text:s text:c="4"/>0.865 <text:s text:c="4"/></text:p>
      <text:p text:style-name="P1"/>
      <text:p text:style-name="P1">=== Confusion Matrix ===</text:p>
      <text:p text:style-name="P1"/>
      <text:p text:style-name="P1"><text:s text:c="2"/>a <text:s/>b <text:s text:c="2"/>&lt;-- classified as</text:p>
      <text:p text:style-name="P1"><text:s/>55 11 | <text:s/>a = nfp</text:p>
      <text:p text:style-name="P1"><text:s text:c="2"/>4 24 | <text:s/>b = fp</text:p>
      <text:p text:style-name="P1">xxxxxxxxxxxxxxxxxxx</text:p>
      <text:p text:style-name="P1">=== Run information ===</text:p>
      <text:p text:style-name="P1"/>
      <text:p text:style-name="P1">Scheme: <text:s text:c="6"/>weka.classifiers.meta.CostSensitiveClassifier -cost-matrix "[0.0 0.5; 1.0 0.0]" -S 1 -W weka.classifiers.meta.Bagging -- -P 100 -S 1 -num-slots 1 -I 10 -W weka.classifiers.trees.DecisionStump</text:p>
      <text:p text:style-name="P1">Relation: <text:s text:c="4"/>TEST-weka.filters.unsupervised.attribute.Remove-R9</text:p>
      <text:p text:style-name="P1">Instances: <text:s text:c="3"/>94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oft-page-break/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Bagging -P 100 -S 1 -num-slots 1 -I 10 -W weka.classifiers.trees.DecisionStump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DecisionStump </text:p>
      <text:p text:style-name="P1"/>
      <text:p text:style-name="P1">Cost Matrix</text:p>
      <text:p text:style-name="P1"><text:s/>0 <text:s text:c="3"/>0.5 </text:p>
      <text:p text:style-name="P1"><text:s/>1 <text:s text:c="3"/>0 <text:s text:c="2"/></text:p>
      <text:p text:style-name="P1"/>
      <text:p text:style-name="P1"/>
      <text:p text:style-name="P1">Time taken to build model: 0.02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9"/>79 <text:s text:c="14"/>84.0426 %</text:p>
      <text:p text:style-name="P1">Incorrectly Classified Instances <text:s text:c="7"/>15 <text:s text:c="14"/>15.9574 %</text:p>
      <text:p text:style-name="P1">Kappa statistic <text:s text:c="25"/>0.6299</text:p>
      <text:p text:style-name="P1">Mean absolute error <text:s text:c="21"/>0.223 </text:p>
      <text:p text:style-name="P1">Root mean squared error <text:s text:c="17"/>0.3421</text:p>
      <text:p text:style-name="P1">Relative absolute error <text:s text:c="16"/>53.0296 %</text:p>
      <text:p text:style-name="P1">Root relative squared error <text:s text:c="12"/>74.7449 %</text:p>
      <text:p text:style-name="P1">Total Number of Instances <text:s text:c="14"/>94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864 <text:s text:c="3"/>0.214 <text:s text:c="3"/>0.905 <text:s text:c="5"/>0.864 <text:s text:c="3"/>0.884 <text:s text:c="5"/>0.632 <text:s text:c="3"/>0.880 <text:s text:c="4"/>0.906 <text:s text:c="4"/>nfp</text:p>
      <text:p text:style-name="P1"><text:s text:c="17"/>0.786 <text:s text:c="3"/>0.136 <text:s text:c="3"/>0.710 <text:s text:c="5"/>0.786 <text:s text:c="3"/>0.746 <text:s text:c="5"/>0.632 <text:s text:c="3"/>0.880 <text:s text:c="4"/>0.800 <text:s text:c="4"/>fp</text:p>
      <text:p text:style-name="P1">Weighted Avg. <text:s text:c="3"/>0.840 <text:s text:c="3"/>0.191 <text:s text:c="3"/>0.847 <text:s text:c="5"/>0.840 <text:s text:c="3"/>0.843 <text:s text:c="5"/>0.632 <text:s text:c="3"/>0.880 <text:s text:c="4"/>0.874 <text:s text:c="4"/></text:p>
      <text:p text:style-name="P1"/>
      <text:p text:style-name="P1">=== Confusion Matrix ===</text:p>
      <text:p text:style-name="P1"/>
      <text:p text:style-name="P1"><text:s text:c="2"/>a <text:s/>b <text:s text:c="2"/>&lt;-- classified as</text:p>
      <text:p text:style-name="P1"><text:s/>57 <text:s/>9 | <text:s/>a = nfp</text:p>
      <text:p text:style-name="P1"><text:s text:c="2"/>6 22 | <text:s/>b = fp</text:p>
      <text:p text:style-name="P1">xxxxxxxxxxxxxxxxxx</text:p>
      <text:p text:style-name="P1">=== Run information ===</text:p>
      <text:p text:style-name="P1"/>
      <text:p text:style-name="P1">Scheme: <text:s text:c="6"/>weka.classifiers.meta.CostSensitiveClassifier -cost-matrix "[0.0 1.0; 1.0 0.0]" -S 1 -W weka.classifiers.meta.Bagging -- -P 100 -S 1 -num-slots 1 -I 10 -W weka.classifiers.trees.DecisionStump</text:p>
      <text:p text:style-name="P1">Relation: <text:s text:c="4"/>TEST-weka.filters.unsupervised.attribute.Remove-R9</text:p>
      <text:p text:style-name="P1">Instances: <text:s text:c="3"/>94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<text:soft-page-break/>weka.classifiers.meta.Bagging -P 100 -S 1 -num-slots 1 -I 10 -W weka.classifiers.trees.DecisionStump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DecisionStump </text:p>
      <text:p text:style-name="P1"/>
      <text:p text:style-name="P1">Cost Matrix</text:p>
      <text:p text:style-name="P1"><text:s/>0 1</text:p>
      <text:p text:style-name="P1"><text:s/>1 0</text:p>
      <text:p text:style-name="P1"/>
      <text:p text:style-name="P1"/>
      <text:p text:style-name="P1">Time taken to build model: 0.01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9"/>82 <text:s text:c="14"/>87.234 <text:s/>%</text:p>
      <text:p text:style-name="P1">Incorrectly Classified Instances <text:s text:c="7"/>12 <text:s text:c="14"/>12.766 <text:s/>%</text:p>
      <text:p text:style-name="P1">Kappa statistic <text:s text:c="25"/>0.6948</text:p>
      <text:p text:style-name="P1">Mean absolute error <text:s text:c="21"/>0.2086</text:p>
      <text:p text:style-name="P1">Root mean squared error <text:s text:c="17"/>0.3356</text:p>
      <text:p text:style-name="P1">Relative absolute error <text:s text:c="16"/>49.6054 %</text:p>
      <text:p text:style-name="P1">Root relative squared error <text:s text:c="12"/>73.3189 %</text:p>
      <text:p text:style-name="P1">Total Number of Instances <text:s text:c="14"/>94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909 <text:s text:c="3"/>0.214 <text:s text:c="3"/>0.909 <text:s text:c="5"/>0.909 <text:s text:c="3"/>0.909 <text:s text:c="5"/>0.695 <text:s text:c="3"/>0.867 <text:s text:c="4"/>0.898 <text:s text:c="4"/>nfp</text:p>
      <text:p text:style-name="P1"><text:s text:c="17"/>0.786 <text:s text:c="3"/>0.091 <text:s text:c="3"/>0.786 <text:s text:c="5"/>0.786 <text:s text:c="3"/>0.786 <text:s text:c="5"/>0.695 <text:s text:c="3"/>0.867 <text:s text:c="4"/>0.786 <text:s text:c="4"/>fp</text:p>
      <text:p text:style-name="P1">Weighted Avg. <text:s text:c="3"/>0.872 <text:s text:c="3"/>0.178 <text:s text:c="3"/>0.872 <text:s text:c="5"/>0.872 <text:s text:c="3"/>0.872 <text:s text:c="5"/>0.695 <text:s text:c="3"/>0.867 <text:s text:c="4"/>0.865 <text:s text:c="4"/></text:p>
      <text:p text:style-name="P1"/>
      <text:p text:style-name="P1">=== Confusion Matrix ===</text:p>
      <text:p text:style-name="P1"/>
      <text:p text:style-name="P1"><text:s text:c="2"/>a <text:s/>b <text:s text:c="2"/>&lt;-- classified as</text:p>
      <text:p text:style-name="P1"><text:s/>60 <text:s/>6 | <text:s/>a = nfp</text:p>
      <text:p text:style-name="P1"><text:s text:c="2"/>6 22 | <text:s/>b = fp</text:p>
      <text:p text:style-name="P1">xxxxxxxxxxx</text:p>
      <text:p text:style-name="P1">=== Run information ===</text:p>
      <text:p text:style-name="P1"/>
      <text:p text:style-name="P1">Scheme: <text:s text:c="6"/>weka.classifiers.meta.CostSensitiveClassifier -cost-matrix "[0.0 2.0; 1.0 0.0]" -S 1 -W weka.classifiers.meta.Bagging -- -P 100 -S 1 -num-slots 1 -I 10 -W weka.classifiers.trees.DecisionStump</text:p>
      <text:p text:style-name="P1">Relation: <text:s text:c="4"/>TEST-weka.filters.unsupervised.attribute.Remove-R9</text:p>
      <text:p text:style-name="P1">Instances: <text:s text:c="3"/>94</text:p>
      <text:p text:style-name="P1">Attributes: <text:s text:c="2"/>9</text:p>
      <text:p text:style-name="P1"><text:s text:c="14"/>NUMUORS</text:p>
      <text:p text:style-name="P1"><text:s text:c="14"/>NUMUANDS</text:p>
      <text:p text:style-name="P1"><text:s text:c="14"/>TOTOTORS</text:p>
      <text:p text:style-name="P1"><text:s text:c="14"/>TOTOPANDS</text:p>
      <text:p text:style-name="P1"><text:s text:c="14"/>VG</text:p>
      <text:p text:style-name="P1"><text:s text:c="14"/>NLOGIC</text:p>
      <text:p text:style-name="P1"><text:s text:c="14"/>LOC</text:p>
      <text:p text:style-name="P1"><text:s text:c="14"/>ELOC</text:p>
      <text:p text:style-name="P1"><text:s text:c="14"/>FAULTPRONE</text:p>
      <text:p text:style-name="P1">Test mode: <text:s text:c="3"/>10-fold cross-validation</text:p>
      <text:p text:style-name="P1"/>
      <text:p text:style-name="P1">=== Classifier model (full training set) ===</text:p>
      <text:p text:style-name="P1"/>
      <text:p text:style-name="P1">CostSensitiveClassifier using reweighted training instances</text:p>
      <text:p text:style-name="P1"/>
      <text:p text:style-name="P1">weka.classifiers.meta.Bagging -P 100 -S 1 -num-slots 1 -I 10 -W weka.classifiers.trees.DecisionStump</text:p>
      <text:p text:style-name="P1"/>
      <text:p text:style-name="P1">Classifier Model</text:p>
      <text:p text:style-name="P1">Bagging with 10 iterations and base learner</text:p>
      <text:p text:style-name="P1"/>
      <text:p text:style-name="P1">weka.classifiers.trees.DecisionStump </text:p>
      <text:p text:style-name="P1"/>
      <text:p text:style-name="P1">Cost Matrix</text:p>
      <text:p text:style-name="P1"><text:s/>0 2</text:p>
      <text:p text:style-name="P1"><text:s/>1 0</text:p>
      <text:p text:style-name="P1"/>
      <text:p text:style-name="P1"><text:soft-page-break/></text:p>
      <text:p text:style-name="P1">Time taken to build model: 0 seconds</text:p>
      <text:p text:style-name="P1"/>
      <text:p text:style-name="P1">=== Stratified cross-validation ===</text:p>
      <text:p text:style-name="P1">=== Summary ===</text:p>
      <text:p text:style-name="P1"/>
      <text:p text:style-name="P1">Correctly Classified Instances <text:s text:c="9"/>82 <text:s text:c="14"/>87.234 <text:s/>%</text:p>
      <text:p text:style-name="P1">Incorrectly Classified Instances <text:s text:c="7"/>12 <text:s text:c="14"/>12.766 <text:s/>%</text:p>
      <text:p text:style-name="P1">Kappa statistic <text:s text:c="25"/>0.6884</text:p>
      <text:p text:style-name="P1">Mean absolute error <text:s text:c="21"/>0.1958</text:p>
      <text:p text:style-name="P1">Root mean squared error <text:s text:c="17"/>0.3226</text:p>
      <text:p text:style-name="P1">Relative absolute error <text:s text:c="16"/>46.5653 %</text:p>
      <text:p text:style-name="P1">Root relative squared error <text:s text:c="12"/>70.4804 %</text:p>
      <text:p text:style-name="P1">Total Number of Instances <text:s text:c="14"/>94 <text:s text:c="4"/></text:p>
      <text:p text:style-name="P1"/>
      <text:p text:style-name="P1">=== Detailed Accuracy By Class ===</text:p>
      <text:p text:style-name="P1"/>
      <text:p text:style-name="P1"><text:s text:c="17"/>TP Rate <text:s/>FP Rate <text:s/>Precision <text:s/>Recall <text:s text:c="2"/>F-Measure <text:s/>MCC <text:s text:c="5"/>ROC Area <text:s/>PRC Area <text:s/>Class</text:p>
      <text:p text:style-name="P1"><text:s text:c="17"/>0.924 <text:s text:c="3"/>0.250 <text:s text:c="3"/>0.897 <text:s text:c="5"/>0.924 <text:s text:c="3"/>0.910 <text:s text:c="5"/>0.689 <text:s text:c="3"/>0.887 <text:s text:c="4"/>0.918 <text:s text:c="4"/>nfp</text:p>
      <text:p text:style-name="P1"><text:s text:c="17"/>0.750 <text:s text:c="3"/>0.076 <text:s text:c="3"/>0.808 <text:s text:c="5"/>0.750 <text:s text:c="3"/>0.778 <text:s text:c="5"/>0.689 <text:s text:c="3"/>0.887 <text:s text:c="4"/>0.798 <text:s text:c="4"/>fp</text:p>
      <text:p text:style-name="P1">Weighted Avg. <text:s text:c="3"/>0.872 <text:s text:c="3"/>0.198 <text:s text:c="3"/>0.870 <text:s text:c="5"/>0.872 <text:s text:c="3"/>0.871 <text:s text:c="5"/>0.689 <text:s text:c="3"/>0.887 <text:s text:c="4"/>0.882 <text:s text:c="4"/></text:p>
      <text:p text:style-name="P1"/>
      <text:p text:style-name="P1">=== Confusion Matrix ===</text:p>
      <text:p text:style-name="P1"/>
      <text:p text:style-name="P1"><text:s text:c="2"/>a <text:s/>b <text:s text:c="2"/>&lt;-- classified as</text:p>
      <text:p text:style-name="P1"><text:s/>61 <text:s/>5 | <text:s/>a = nfp</text:p>
      <text:p text:style-name="P1"><text:s text:c="2"/>7 21 | <text:s/>b = fp</text:p>
      <text:p text:style-name="P1">xxxxxxxxxxxxxxxxxxxxxxxxx</text:p>
      <text:p text:style-name="P2">=== Run information ===</text:p>
      <text:p text:style-name="P2"/>
      <text:p text:style-name="P2">Scheme: <text:s text:c="6"/>weka.classifiers.meta.CostSensitiveClassifier -cost-matrix "[0.0 3.0; 1.0 0.0]" -S 1 -W weka.classifiers.meta.Bagging -- -P 100 -S 1 -num-slots 1 -I 10 -W weka.classifiers.trees.DecisionStump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Bagging -P 100 -S 1 -num-slots 1 -I 10 -W weka.classifiers.trees.DecisionStump</text:p>
      <text:p text:style-name="P2"/>
      <text:p text:style-name="P2">Classifier Model</text:p>
      <text:p text:style-name="P2">Bagging with 10 iterations and base learner</text:p>
      <text:p text:style-name="P2"/>
      <text:p text:style-name="P2">weka.classifiers.trees.DecisionStump </text:p>
      <text:p text:style-name="P2"/>
      <text:p text:style-name="P2">Cost Matrix</text:p>
      <text:p text:style-name="P2"><text:s/>0 3</text:p>
      <text:p text:style-name="P2"><text:s/>1 0</text:p>
      <text:p text:style-name="P2"/>
      <text:p text:style-name="P2"/>
      <text:p text:style-name="P2">Time taken to build model: 0.09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54 <text:s text:c="14"/>81.9149 %</text:p>
      <text:p text:style-name="P2">Incorrectly Classified Instances <text:s text:c="7"/>34 <text:s text:c="14"/>18.0851 %</text:p>
      <text:p text:style-name="P2">Kappa statistic <text:s text:c="25"/>0.5167</text:p>
      <text:p text:style-name="P2">Mean absolute error <text:s text:c="21"/>0.2302</text:p>
      <text:p text:style-name="P2">Root mean squared error <text:s text:c="17"/>0.3603</text:p>
      <text:p text:style-name="P2"><text:soft-page-break/>Relative absolute error <text:s text:c="16"/>55.4514 %</text:p>
      <text:p text:style-name="P2">Root relative squared error <text:s text:c="12"/>79.1785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40 <text:s text:c="3"/>0.473 <text:s text:c="3"/>0.828 <text:s text:c="5"/>0.940 <text:s text:c="3"/>0.880 <text:s text:c="5"/>0.535 <text:s text:c="3"/>0.909 <text:s text:c="4"/>0.960 <text:s text:c="4"/>nfp</text:p>
      <text:p text:style-name="P2"><text:s text:c="17"/>0.527 <text:s text:c="3"/>0.060 <text:s text:c="3"/>0.784 <text:s text:c="5"/>0.527 <text:s text:c="3"/>0.630 <text:s text:c="5"/>0.535 <text:s text:c="3"/>0.909 <text:s text:c="4"/>0.742 <text:s text:c="4"/>fp</text:p>
      <text:p text:style-name="P2">Weighted Avg. <text:s text:c="3"/>0.819 <text:s text:c="3"/>0.352 <text:s text:c="3"/>0.815 <text:s text:c="5"/>0.819 <text:s text:c="3"/>0.807 <text:s text:c="5"/>0.535 <text:s text:c="3"/>0.909 <text:s text:c="4"/>0.897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25 <text:s text:c="2"/>8 | <text:s text:c="2"/>a = nfp</text:p>
      <text:p text:style-name="P2"><text:s text:c="2"/>26 <text:s/>29 | <text:s text:c="2"/>b = fp</text:p>
      <text:p text:style-name="P2">XXXXXXXXXXXXXXX</text:p>
      <text:p text:style-name="P2"/>
      <text:p text:style-name="P2">=== Run information ===</text:p>
      <text:p text:style-name="P2"/>
      <text:p text:style-name="P2">Scheme: <text:s text:c="6"/>weka.classifiers.meta.CostSensitiveClassifier -cost-matrix "[0.0 4.0; 1.0 0.0]" -S 1 -W weka.classifiers.meta.Bagging -- -P 100 -S 1 -num-slots 1 -I 10 -W weka.classifiers.trees.DecisionStump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Bagging -P 100 -S 1 -num-slots 1 -I 10 -W weka.classifiers.trees.DecisionStump</text:p>
      <text:p text:style-name="P2"/>
      <text:p text:style-name="P2">Classifier Model</text:p>
      <text:p text:style-name="P2">Bagging with 10 iterations and base learner</text:p>
      <text:p text:style-name="P2"/>
      <text:p text:style-name="P2">weka.classifiers.trees.DecisionStump </text:p>
      <text:p text:style-name="P2"/>
      <text:p text:style-name="P2">Cost Matrix</text:p>
      <text:p text:style-name="P2"><text:s/>0 4</text:p>
      <text:p text:style-name="P2"><text:s/>1 0</text:p>
      <text:p text:style-name="P2"/>
      <text:p text:style-name="P2"/>
      <text:p text:style-name="P2">Time taken to build model: 0.03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46 <text:s text:c="14"/>77.6596 %</text:p>
      <text:p text:style-name="P2">Incorrectly Classified Instances <text:s text:c="7"/>42 <text:s text:c="14"/>22.3404 %</text:p>
      <text:p text:style-name="P2">Kappa statistic <text:s text:c="25"/>0.3321</text:p>
      <text:p text:style-name="P2">Mean absolute error <text:s text:c="21"/>0.2348</text:p>
      <text:p text:style-name="P2">Root mean squared error <text:s text:c="17"/>0.3772</text:p>
      <text:p text:style-name="P2">Relative absolute error <text:s text:c="16"/>56.5653 %</text:p>
      <text:p text:style-name="P2">Root relative squared error <text:s text:c="12"/>82.8753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77 <text:s text:c="3"/>0.709 <text:s text:c="3"/>0.769 <text:s text:c="5"/>0.977 <text:s text:c="3"/>0.861 <text:s text:c="5"/>0.405 <text:s text:c="3"/>0.902 <text:s text:c="4"/>0.955 <text:s text:c="4"/>nfp</text:p>
      <text:p text:style-name="P2"><text:s text:c="17"/>0.291 <text:s text:c="3"/>0.023 <text:s text:c="3"/>0.842 <text:s text:c="5"/>0.291 <text:s text:c="3"/>0.432 <text:s text:c="5"/>0.405 <text:s text:c="3"/>0.902 <text:s text:c="4"/>0.752 <text:s text:c="4"/>fp</text:p>
      <text:p text:style-name="P2">Weighted Avg. <text:s text:c="3"/>0.777 <text:s text:c="3"/>0.508 <text:s text:c="3"/>0.791 <text:s text:c="5"/>0.777 <text:s text:c="3"/>0.736 <text:s text:c="5"/>0.405 <text:s text:c="3"/>0.902 <text:s text:c="4"/>0.895 <text:s text:c="4"/></text:p>
      <text:p text:style-name="P2"><text:soft-page-break/></text:p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30 <text:s text:c="2"/>3 | <text:s text:c="2"/>a = nfp</text:p>
      <text:p text:style-name="P2"><text:s text:c="2"/>39 <text:s/>16 | <text:s text:c="2"/>b = fp</text:p>
      <text:p text:style-name="P2">xxxxxxxxxx</text:p>
      <text:p text:style-name="P2">=== Run information ===</text:p>
      <text:p text:style-name="P2"/>
      <text:p text:style-name="P2">Scheme: <text:s text:c="6"/>weka.classifiers.meta.CostSensitiveClassifier -cost-matrix "[0.0 5.0; 1.0 0.0]" -S 1 -W weka.classifiers.meta.Bagging -- -P 100 -S 1 -num-slots 1 -I 10 -W weka.classifiers.trees.DecisionStump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Bagging -P 100 -S 1 -num-slots 1 -I 10 -W weka.classifiers.trees.DecisionStump</text:p>
      <text:p text:style-name="P2"/>
      <text:p text:style-name="P2">Classifier Model</text:p>
      <text:p text:style-name="P2">Bagging with 10 iterations and base learner</text:p>
      <text:p text:style-name="P2"/>
      <text:p text:style-name="P2">weka.classifiers.trees.DecisionStump </text:p>
      <text:p text:style-name="P2"/>
      <text:p text:style-name="P2">Cost Matrix</text:p>
      <text:p text:style-name="P2"><text:s/>0 5</text:p>
      <text:p text:style-name="P2"><text:s/>1 0</text:p>
      <text:p text:style-name="P2"/>
      <text:p text:style-name="P2"/>
      <text:p text:style-name="P2">Time taken to build model: 0.03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47 <text:s text:c="14"/>78.1915 %</text:p>
      <text:p text:style-name="P2">Incorrectly Classified Instances <text:s text:c="7"/>41 <text:s text:c="14"/>21.8085 %</text:p>
      <text:p text:style-name="P2">Kappa statistic <text:s text:c="25"/>0.3348</text:p>
      <text:p text:style-name="P2">Mean absolute error <text:s text:c="21"/>0.2369</text:p>
      <text:p text:style-name="P2">Root mean squared error <text:s text:c="17"/>0.3905</text:p>
      <text:p text:style-name="P2">Relative absolute error <text:s text:c="16"/>57.0779 %</text:p>
      <text:p text:style-name="P2">Root relative squared error <text:s text:c="12"/>85.797 <text:s/>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92 <text:s text:c="3"/>0.727 <text:s text:c="3"/>0.767 <text:s text:c="5"/>0.992 <text:s text:c="3"/>0.866 <text:s text:c="5"/>0.432 <text:s text:c="3"/>0.898 <text:s text:c="4"/>0.938 <text:s text:c="4"/>nfp</text:p>
      <text:p text:style-name="P2"><text:s text:c="17"/>0.273 <text:s text:c="3"/>0.008 <text:s text:c="3"/>0.938 <text:s text:c="5"/>0.273 <text:s text:c="3"/>0.423 <text:s text:c="5"/>0.432 <text:s text:c="3"/>0.898 <text:s text:c="4"/>0.804 <text:s text:c="4"/>fp</text:p>
      <text:p text:style-name="P2">Weighted Avg. <text:s text:c="3"/>0.782 <text:s text:c="3"/>0.517 <text:s text:c="3"/>0.817 <text:s text:c="5"/>0.782 <text:s text:c="3"/>0.736 <text:s text:c="5"/>0.432 <text:s text:c="3"/>0.898 <text:s text:c="4"/>0.899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32 <text:s text:c="2"/>1 | <text:s text:c="2"/>a = nfp</text:p>
      <text:p text:style-name="P2"><text:s text:c="2"/>40 <text:s/>15 | <text:s text:c="2"/>b = fp</text:p>
      <text:p text:style-name="P2">xxxxxxxxxxxxxxxxxxxxxxxxxxxxxx</text:p>
      <text:p text:style-name="P2">=== Run information ===</text:p>
      <text:p text:style-name="P2"/>
      <text:p text:style-name="P2">Scheme: <text:s text:c="6"/>weka.classifiers.meta.CostSensitiveClassifier -cost-matrix "[0.0 6.0; 1.0 0.0]" -S 1 -W weka.classifiers.meta.Bagging -- -P 100 -S 1 -num-slots 1 -I 10 -W weka.classifiers.trees.DecisionStump</text:p>
      <text:p text:style-name="P2"><text:soft-page-break/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Bagging -P 100 -S 1 -num-slots 1 -I 10 -W weka.classifiers.trees.DecisionStump</text:p>
      <text:p text:style-name="P2"/>
      <text:p text:style-name="P2">Classifier Model</text:p>
      <text:p text:style-name="P2">Bagging with 10 iterations and base learner</text:p>
      <text:p text:style-name="P2"/>
      <text:p text:style-name="P2">weka.classifiers.trees.DecisionStump </text:p>
      <text:p text:style-name="P2"/>
      <text:p text:style-name="P2">Cost Matrix</text:p>
      <text:p text:style-name="P2"><text:s/>0 6</text:p>
      <text:p text:style-name="P2"><text:s/>1 0</text:p>
      <text:p text:style-name="P2"/>
      <text:p text:style-name="P2"/>
      <text:p text:style-name="P2">Time taken to build model: 0.04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43 <text:s text:c="14"/>76.0638 %</text:p>
      <text:p text:style-name="P2">Incorrectly Classified Instances <text:s text:c="7"/>45 <text:s text:c="14"/>23.9362 %</text:p>
      <text:p text:style-name="P2">Kappa statistic <text:s text:c="25"/>0.2497</text:p>
      <text:p text:style-name="P2">Mean absolute error <text:s text:c="21"/>0.241 </text:p>
      <text:p text:style-name="P2">Root mean squared error <text:s text:c="17"/>0.4037</text:p>
      <text:p text:style-name="P2">Relative absolute error <text:s text:c="16"/>58.0682 %</text:p>
      <text:p text:style-name="P2">Root relative squared error <text:s text:c="12"/>88.6996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92 <text:s text:c="3"/>0.800 <text:s text:c="3"/>0.750 <text:s text:c="5"/>0.992 <text:s text:c="3"/>0.854 <text:s text:c="5"/>0.358 <text:s text:c="3"/>0.875 <text:s text:c="4"/>0.925 <text:s text:c="4"/>nfp</text:p>
      <text:p text:style-name="P2"><text:s text:c="17"/>0.200 <text:s text:c="3"/>0.008 <text:s text:c="3"/>0.917 <text:s text:c="5"/>0.200 <text:s text:c="3"/>0.328 <text:s text:c="5"/>0.358 <text:s text:c="3"/>0.875 <text:s text:c="4"/>0.761 <text:s text:c="4"/>fp</text:p>
      <text:p text:style-name="P2">Weighted Avg. <text:s text:c="3"/>0.761 <text:s text:c="3"/>0.568 <text:s text:c="3"/>0.799 <text:s text:c="5"/>0.761 <text:s text:c="3"/>0.700 <text:s text:c="5"/>0.358 <text:s text:c="3"/>0.875 <text:s text:c="4"/>0.877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32 <text:s text:c="2"/>1 | <text:s text:c="2"/>a = nfp</text:p>
      <text:p text:style-name="P2"><text:s text:c="2"/>44 <text:s/>11 | <text:s text:c="2"/>b = fp</text:p>
      <text:p text:style-name="P2">xxxxxxxxxxxxxxxxxxxx</text:p>
      <text:p text:style-name="P2">=== Run information ===</text:p>
      <text:p text:style-name="P2"/>
      <text:p text:style-name="P2">Scheme: <text:s text:c="6"/>weka.classifiers.meta.CostSensitiveClassifier -cost-matrix "[0.0 7.0; 1.0 0.0]" -S 1 -W weka.classifiers.meta.Bagging -- -P 100 -S 1 -num-slots 1 -I 10 -W weka.classifiers.trees.DecisionStump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oft-page-break/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Bagging -P 100 -S 1 -num-slots 1 -I 10 -W weka.classifiers.trees.DecisionStump</text:p>
      <text:p text:style-name="P2"/>
      <text:p text:style-name="P2">Classifier Model</text:p>
      <text:p text:style-name="P2">Bagging with 10 iterations and base learner</text:p>
      <text:p text:style-name="P2"/>
      <text:p text:style-name="P2">weka.classifiers.trees.DecisionStump </text:p>
      <text:p text:style-name="P2"/>
      <text:p text:style-name="P2">Cost Matrix</text:p>
      <text:p text:style-name="P2"><text:s/>0 7</text:p>
      <text:p text:style-name="P2"><text:s/>1 0</text:p>
      <text:p text:style-name="P2"/>
      <text:p text:style-name="P2"/>
      <text:p text:style-name="P2">Time taken to build model: 0.01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40 <text:s text:c="14"/>74.4681 %</text:p>
      <text:p text:style-name="P2">Incorrectly Classified Instances <text:s text:c="7"/>48 <text:s text:c="14"/>25.5319 %</text:p>
      <text:p text:style-name="P2">Kappa statistic <text:s text:c="25"/>0.1828</text:p>
      <text:p text:style-name="P2">Mean absolute error <text:s text:c="21"/>0.2413</text:p>
      <text:p text:style-name="P2">Root mean squared error <text:s text:c="17"/>0.41 <text:s/></text:p>
      <text:p text:style-name="P2">Relative absolute error <text:s text:c="16"/>58.1408 %</text:p>
      <text:p text:style-name="P2">Root relative squared error <text:s text:c="12"/>90.0968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0.992 <text:s text:c="3"/>0.855 <text:s text:c="3"/>0.737 <text:s text:c="5"/>0.992 <text:s text:c="3"/>0.846 <text:s text:c="5"/>0.294 <text:s text:c="3"/>0.884 <text:s text:c="4"/>0.938 <text:s text:c="4"/>nfp</text:p>
      <text:p text:style-name="P2"><text:s text:c="17"/>0.145 <text:s text:c="3"/>0.008 <text:s text:c="3"/>0.889 <text:s text:c="5"/>0.145 <text:s text:c="3"/>0.250 <text:s text:c="5"/>0.294 <text:s text:c="3"/>0.884 <text:s text:c="4"/>0.783 <text:s text:c="4"/>fp</text:p>
      <text:p text:style-name="P2">Weighted Avg. <text:s text:c="3"/>0.745 <text:s text:c="3"/>0.607 <text:s text:c="3"/>0.782 <text:s text:c="5"/>0.745 <text:s text:c="3"/>0.672 <text:s text:c="5"/>0.294 <text:s text:c="3"/>0.884 <text:s text:c="4"/>0.892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32 <text:s text:c="2"/>1 | <text:s text:c="2"/>a = nfp</text:p>
      <text:p text:style-name="P2"><text:s text:c="2"/>47 <text:s text:c="2"/>8 | <text:s text:c="2"/>b = fp</text:p>
      <text:p text:style-name="P2"/>
      <text:p text:style-name="P2">xxxxxxxxxxxxxxx</text:p>
      <text:p text:style-name="P2">=== Run information ===</text:p>
      <text:p text:style-name="P2"/>
      <text:p text:style-name="P2">Scheme: <text:s text:c="6"/>weka.classifiers.meta.CostSensitiveClassifier -cost-matrix "[0.0 8.0; 1.0 0.0]" -S 1 -W weka.classifiers.meta.Bagging -- -P 100 -S 1 -num-slots 1 -I 10 -W weka.classifiers.trees.DecisionStump</text:p>
      <text:p text:style-name="P2">Relation: <text:s text:c="4"/>FIT-weka.filters.unsupervised.attribute.Remove-R9</text:p>
      <text:p text:style-name="P2">Instances: <text:s text:c="3"/>188</text:p>
      <text:p text:style-name="P2">Attributes: <text:s text:c="2"/>9</text:p>
      <text:p text:style-name="P2"><text:s text:c="14"/>NUMUORS</text:p>
      <text:p text:style-name="P2"><text:s text:c="14"/>NUMUANDS</text:p>
      <text:p text:style-name="P2"><text:s text:c="14"/>TOTOTORS</text:p>
      <text:p text:style-name="P2"><text:s text:c="14"/>TOTOPANDS</text:p>
      <text:p text:style-name="P2"><text:s text:c="14"/>VG</text:p>
      <text:p text:style-name="P2"><text:s text:c="14"/>NLOGIC</text:p>
      <text:p text:style-name="P2"><text:s text:c="14"/>LOC</text:p>
      <text:p text:style-name="P2"><text:s text:c="14"/>ELOC</text:p>
      <text:p text:style-name="P2"><text:s text:c="14"/>FAULTPRONE</text:p>
      <text:p text:style-name="P2">Test mode: <text:s text:c="3"/>10-fold cross-validation</text:p>
      <text:p text:style-name="P2"/>
      <text:p text:style-name="P2">=== Classifier model (full training set) ===</text:p>
      <text:p text:style-name="P2"/>
      <text:p text:style-name="P2">CostSensitiveClassifier using reweighted training instances</text:p>
      <text:p text:style-name="P2"/>
      <text:p text:style-name="P2">weka.classifiers.meta.Bagging -P 100 -S 1 -num-slots 1 -I 10 -W weka.classifiers.trees.DecisionStump</text:p>
      <text:p text:style-name="P2"/>
      <text:p text:style-name="P2">Classifier Model</text:p>
      <text:p text:style-name="P2"><text:soft-page-break/>Bagging with 10 iterations and base learner</text:p>
      <text:p text:style-name="P2"/>
      <text:p text:style-name="P2">weka.classifiers.trees.DecisionStump </text:p>
      <text:p text:style-name="P2"/>
      <text:p text:style-name="P2">Cost Matrix</text:p>
      <text:p text:style-name="P2"><text:s/>0 8</text:p>
      <text:p text:style-name="P2"><text:s/>1 0</text:p>
      <text:p text:style-name="P2"/>
      <text:p text:style-name="P2"/>
      <text:p text:style-name="P2">Time taken to build model: 0.01 seconds</text:p>
      <text:p text:style-name="P2"/>
      <text:p text:style-name="P2">=== Stratified cross-validation ===</text:p>
      <text:p text:style-name="P2">=== Summary ===</text:p>
      <text:p text:style-name="P2"/>
      <text:p text:style-name="P2">Correctly Classified Instances <text:s text:c="8"/>143 <text:s text:c="14"/>76.0638 %</text:p>
      <text:p text:style-name="P2">Incorrectly Classified Instances <text:s text:c="7"/>45 <text:s text:c="14"/>23.9362 %</text:p>
      <text:p text:style-name="P2">Kappa statistic <text:s text:c="25"/>0.2392</text:p>
      <text:p text:style-name="P2">Mean absolute error <text:s text:c="21"/>0.2401</text:p>
      <text:p text:style-name="P2">Root mean squared error <text:s text:c="17"/>0.4139</text:p>
      <text:p text:style-name="P2">Relative absolute error <text:s text:c="16"/>57.8572 %</text:p>
      <text:p text:style-name="P2">Root relative squared error <text:s text:c="12"/>90.9467 %</text:p>
      <text:p text:style-name="P2">Total Number of Instances <text:s text:c="13"/>188 <text:s text:c="4"/></text:p>
      <text:p text:style-name="P2"/>
      <text:p text:style-name="P2">=== Detailed Accuracy By Class ===</text:p>
      <text:p text:style-name="P2"/>
      <text:p text:style-name="P2"><text:s text:c="17"/>TP Rate <text:s/>FP Rate <text:s/>Precision <text:s/>Recall <text:s text:c="2"/>F-Measure <text:s/>MCC <text:s text:c="5"/>ROC Area <text:s/>PRC Area <text:s/>Class</text:p>
      <text:p text:style-name="P2"><text:s text:c="17"/>1.000 <text:s text:c="3"/>0.818 <text:s text:c="3"/>0.747 <text:s text:c="5"/>1.000 <text:s text:c="3"/>0.855 <text:s text:c="5"/>0.369 <text:s text:c="3"/>0.893 <text:s text:c="4"/>0.940 <text:s text:c="4"/>nfp</text:p>
      <text:p text:style-name="P2"><text:s text:c="17"/>0.182 <text:s text:c="3"/>0.000 <text:s text:c="3"/>1.000 <text:s text:c="5"/>0.182 <text:s text:c="3"/>0.308 <text:s text:c="5"/>0.369 <text:s text:c="3"/>0.893 <text:s text:c="4"/>0.805 <text:s text:c="4"/>fp</text:p>
      <text:p text:style-name="P2">Weighted Avg. <text:s text:c="3"/>0.761 <text:s text:c="3"/>0.579 <text:s text:c="3"/>0.821 <text:s text:c="5"/>0.761 <text:s text:c="3"/>0.695 <text:s text:c="5"/>0.369 <text:s text:c="3"/>0.893 <text:s text:c="4"/>0.901 <text:s text:c="4"/></text:p>
      <text:p text:style-name="P2"/>
      <text:p text:style-name="P2">=== Confusion Matrix ===</text:p>
      <text:p text:style-name="P2"/>
      <text:p text:style-name="P2"><text:s text:c="3"/>a <text:s text:c="2"/>b <text:s text:c="2"/>&lt;-- classified as</text:p>
      <text:p text:style-name="P2"><text:s/>133 <text:s text:c="2"/>0 | <text:s text:c="2"/>a = nfp</text:p>
      <text:p text:style-name="P2"><text:s text:c="2"/>45 <text:s/>10 | <text:s text:c="2"/>b = fp</text:p>
      <text:p text:style-name="P2">xxxxxxxxxxxxxxxxxxxxxx</text:p>
      <text:p text:style-name="P3">=== Run information ===</text:p>
      <text:p text:style-name="P3"/>
      <text:p text:style-name="P3">Scheme: <text:s text:c="6"/>weka.classifiers.meta.CostSensitiveClassifier -cost-matrix "[0.0 9.0; 1.0 0.0]" -S 1 -W weka.classifiers.meta.Bagging -- -P 100 -S 1 -num-slots 1 -I 10 -W weka.classifiers.trees.DecisionStump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10-fold cross-validation</text:p>
      <text:p text:style-name="P3"/>
      <text:p text:style-name="P3">=== Classifier model (full training set) ===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DecisionStump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DecisionStump </text:p>
      <text:p text:style-name="P3"/>
      <text:p text:style-name="P3">Cost Matrix</text:p>
      <text:p text:style-name="P3"><text:s/>0 9</text:p>
      <text:p text:style-name="P3"><text:s/>1 0</text:p>
      <text:p text:style-name="P3"/>
      <text:p text:style-name="P3"/>
      <text:p text:style-name="P3">Time taken to build model: 0.01 seconds</text:p>
      <text:p text:style-name="P3"/>
      <text:p text:style-name="P3"><text:soft-page-break/>=== Stratified cross-validation ===</text:p>
      <text:p text:style-name="P3">=== Summary ===</text:p>
      <text:p text:style-name="P3"/>
      <text:p text:style-name="P3">Correctly Classified Instances <text:s text:c="8"/>142 <text:s text:c="14"/>75.5319 %</text:p>
      <text:p text:style-name="P3">Incorrectly Classified Instances <text:s text:c="7"/>46 <text:s text:c="14"/>24.4681 %</text:p>
      <text:p text:style-name="P3">Kappa statistic <text:s text:c="25"/>0.2168</text:p>
      <text:p text:style-name="P3">Mean absolute error <text:s text:c="21"/>0.2409</text:p>
      <text:p text:style-name="P3">Root mean squared error <text:s text:c="17"/>0.4183</text:p>
      <text:p text:style-name="P3">Relative absolute error <text:s text:c="16"/>58.0444 %</text:p>
      <text:p text:style-name="P3">Root relative squared error <text:s text:c="12"/>91.9156 %</text:p>
      <text:p text:style-name="P3">Total Number of Instances <text:s text:c="13"/>188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1.000 <text:s text:c="3"/>0.836 <text:s text:c="3"/>0.743 <text:s text:c="5"/>1.000 <text:s text:c="3"/>0.853 <text:s text:c="5"/>0.349 <text:s text:c="3"/>0.902 <text:s text:c="4"/>0.947 <text:s text:c="4"/>nfp</text:p>
      <text:p text:style-name="P3"><text:s text:c="17"/>0.164 <text:s text:c="3"/>0.000 <text:s text:c="3"/>1.000 <text:s text:c="5"/>0.164 <text:s text:c="3"/>0.281 <text:s text:c="5"/>0.349 <text:s text:c="3"/>0.902 <text:s text:c="4"/>0.817 <text:s text:c="4"/>fp</text:p>
      <text:p text:style-name="P3">Weighted Avg. <text:s text:c="3"/>0.755 <text:s text:c="3"/>0.592 <text:s text:c="3"/>0.818 <text:s text:c="5"/>0.755 <text:s text:c="3"/>0.685 <text:s text:c="5"/>0.349 <text:s text:c="3"/>0.902 <text:s text:c="4"/>0.909 <text:s text:c="4"/></text:p>
      <text:p text:style-name="P3"/>
      <text:p text:style-name="P3">=== Confusion Matrix ===</text:p>
      <text:p text:style-name="P3"/>
      <text:p text:style-name="P3"><text:s text:c="3"/>a <text:s text:c="2"/>b <text:s text:c="2"/>&lt;-- classified as</text:p>
      <text:p text:style-name="P3"><text:s/>133 <text:s text:c="2"/>0 | <text:s text:c="2"/>a = nfp</text:p>
      <text:p text:style-name="P3"><text:s text:c="2"/>46 <text:s text:c="2"/>9 | <text:s text:c="2"/>b = fp</text:p>
      <text:p text:style-name="P3"/>
      <text:p text:style-name="P3"/>
      <text:p text:style-name="P3">xxxxxxxxxxxxxxxxxxxxxx</text:p>
      <text:p text:style-name="P3"/>
      <text:p text:style-name="P3">=== Run information ===</text:p>
      <text:p text:style-name="P3"/>
      <text:p text:style-name="P3">Scheme: <text:s text:c="6"/>weka.classifiers.meta.CostSensitiveClassifier -cost-matrix "[0.0 10.0; 1.0 0.0]" -S 1 -W weka.classifiers.meta.Bagging -- -P 100 -S 1 -num-slots 1 -I 10 -W weka.classifiers.trees.DecisionStump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10-fold cross-validation</text:p>
      <text:p text:style-name="P3"/>
      <text:p text:style-name="P3">=== Classifier model (full training set) ===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DecisionStump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DecisionStump </text:p>
      <text:p text:style-name="P3"/>
      <text:p text:style-name="P3">Cost Matrix</text:p>
      <text:p text:style-name="P3"><text:s text:c="2"/>0 10</text:p>
      <text:p text:style-name="P3"><text:s text:c="2"/>1 <text:s/>0</text:p>
      <text:p text:style-name="P3"/>
      <text:p text:style-name="P3"/>
      <text:p text:style-name="P3">Time taken to build model: 0.03 seconds</text:p>
      <text:p text:style-name="P3"/>
      <text:p text:style-name="P3">=== Stratified cross-validation ===</text:p>
      <text:p text:style-name="P3">=== Summary ===</text:p>
      <text:p text:style-name="P3"/>
      <text:p text:style-name="P3">Correctly Classified Instances <text:s text:c="8"/>142 <text:s text:c="14"/>75.5319 %</text:p>
      <text:p text:style-name="P3">Incorrectly Classified Instances <text:s text:c="7"/>46 <text:s text:c="14"/>24.4681 %</text:p>
      <text:p text:style-name="P3">Kappa statistic <text:s text:c="25"/>0.2168</text:p>
      <text:p text:style-name="P3">Mean absolute error <text:s text:c="21"/>0.2383</text:p>
      <text:p text:style-name="P3">Root mean squared error <text:s text:c="17"/>0.4174</text:p>
      <text:p text:style-name="P3"><text:soft-page-break/>Relative absolute error <text:s text:c="16"/>57.4182 %</text:p>
      <text:p text:style-name="P3">Root relative squared error <text:s text:c="12"/>91.7234 %</text:p>
      <text:p text:style-name="P3">Total Number of Instances <text:s text:c="13"/>188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1.000 <text:s text:c="3"/>0.836 <text:s text:c="3"/>0.743 <text:s text:c="5"/>1.000 <text:s text:c="3"/>0.853 <text:s text:c="5"/>0.349 <text:s text:c="3"/>0.914 <text:s text:c="4"/>0.955 <text:s text:c="4"/>nfp</text:p>
      <text:p text:style-name="P3"><text:s text:c="17"/>0.164 <text:s text:c="3"/>0.000 <text:s text:c="3"/>1.000 <text:s text:c="5"/>0.164 <text:s text:c="3"/>0.281 <text:s text:c="5"/>0.349 <text:s text:c="3"/>0.914 <text:s text:c="4"/>0.823 <text:s text:c="4"/>fp</text:p>
      <text:p text:style-name="P3">Weighted Avg. <text:s text:c="3"/>0.755 <text:s text:c="3"/>0.592 <text:s text:c="3"/>0.818 <text:s text:c="5"/>0.755 <text:s text:c="3"/>0.685 <text:s text:c="5"/>0.349 <text:s text:c="3"/>0.914 <text:s text:c="4"/>0.917 <text:s text:c="4"/></text:p>
      <text:p text:style-name="P3"/>
      <text:p text:style-name="P3">=== Confusion Matrix ===</text:p>
      <text:p text:style-name="P3"/>
      <text:p text:style-name="P3"><text:s text:c="3"/>a <text:s text:c="2"/>b <text:s text:c="2"/>&lt;-- classified as</text:p>
      <text:p text:style-name="P3"><text:s/>133 <text:s text:c="2"/>0 | <text:s text:c="2"/>a = nfp</text:p>
      <text:p text:style-name="P3"><text:s text:c="2"/>46 <text:s text:c="2"/>9 | <text:s text:c="2"/>b = fp</text:p>
      <text:p text:style-name="P3">TESTTESTTESTTESTTESTTESTTESTTESTTESTTESTTESTTESTTESTTESTTEST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10.0; 1.0 0.0]" -S 1 -W weka.classifiers.meta.Bagging -- -P 100 -S 1 -num-slots 1 -I 10 -W weka.classifiers.trees.DecisionStump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DecisionStump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DecisionStump </text:p>
      <text:p text:style-name="P3"/>
      <text:p text:style-name="P3">Cost Matrix</text:p>
      <text:p text:style-name="P3"><text:s text:c="2"/>0 10</text:p>
      <text:p text:style-name="P3"><text:s text:c="2"/>1 <text:s/>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1 seconds</text:p>
      <text:p text:style-name="P3"/>
      <text:p text:style-name="P3">=== Evaluation on test set ===</text:p>
      <text:p text:style-name="P3"/>
      <text:p text:style-name="P3"><text:soft-page-break/>Time taken to test model on supplied test set: 0.03 seconds</text:p>
      <text:p text:style-name="P3"/>
      <text:p text:style-name="P3">=== Summary ===</text:p>
      <text:p text:style-name="P3"/>
      <text:p text:style-name="P3">Correctly Classified Instances <text:s text:c="9"/>71 <text:s text:c="14"/>75.5319 %</text:p>
      <text:p text:style-name="P3">Incorrectly Classified Instances <text:s text:c="7"/>23 <text:s text:c="14"/>24.4681 %</text:p>
      <text:p text:style-name="P3">Kappa statistic <text:s text:c="25"/>0.2339</text:p>
      <text:p text:style-name="P3">Mean absolute error <text:s text:c="21"/>0.2311</text:p>
      <text:p text:style-name="P3">Root mean squared error <text:s text:c="17"/>0.3995</text:p>
      <text:p text:style-name="P3">Relative absolute error <text:s text:c="16"/>55.4204 %</text:p>
      <text:p text:style-name="P3">Root relative squared error <text:s text:c="12"/>87.3635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1.000 <text:s text:c="3"/>0.821 <text:s text:c="3"/>0.742 <text:s text:c="5"/>1.000 <text:s text:c="3"/>0.852 <text:s text:c="5"/>0.364 <text:s text:c="3"/>0.907 <text:s text:c="4"/>0.937 <text:s text:c="4"/>nfp</text:p>
      <text:p text:style-name="P3"><text:s text:c="17"/>0.179 <text:s text:c="3"/>0.000 <text:s text:c="3"/>1.000 <text:s text:c="5"/>0.179 <text:s text:c="3"/>0.303 <text:s text:c="5"/>0.364 <text:s text:c="3"/>0.907 <text:s text:c="4"/>0.830 <text:s text:c="4"/>fp</text:p>
      <text:p text:style-name="P3">Weighted Avg. <text:s text:c="3"/>0.755 <text:s text:c="3"/>0.577 <text:s text:c="3"/>0.819 <text:s text:c="5"/>0.755 <text:s text:c="3"/>0.688 <text:s text:c="5"/>0.364 <text:s text:c="3"/>0.907 <text:s text:c="4"/>0.905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6 <text:s/>0 | <text:s/>a = nfp</text:p>
      <text:p text:style-name="P3"><text:s/>23 <text:s/>5 | <text:s/>b = fp</text:p>
      <text:p text:style-name="P3">xxxxxxxxxxxxxxxx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9.0; 1.0 0.0]" -S 1 -W weka.classifiers.meta.Bagging -- -P 100 -S 1 -num-slots 1 -I 10 -W weka.classifiers.trees.DecisionStump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DecisionStump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DecisionStump </text:p>
      <text:p text:style-name="P3"/>
      <text:p text:style-name="P3">Cost Matrix</text:p>
      <text:p text:style-name="P3"><text:s/>0 9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<text:soft-page-break/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3 seconds</text:p>
      <text:p text:style-name="P3"/>
      <text:p text:style-name="P3">=== Evaluation on test set ===</text:p>
      <text:p text:style-name="P3"/>
      <text:p text:style-name="P3">Time taken to test model on supplied test set: 0.01 seconds</text:p>
      <text:p text:style-name="P3"/>
      <text:p text:style-name="P3">=== Summary ===</text:p>
      <text:p text:style-name="P3"/>
      <text:p text:style-name="P3">Correctly Classified Instances <text:s text:c="9"/>66 <text:s text:c="14"/>70.2128 %</text:p>
      <text:p text:style-name="P3">Incorrectly Classified Instances <text:s text:c="7"/>28 <text:s text:c="14"/>29.7872 %</text:p>
      <text:p text:style-name="P3">Kappa statistic <text:s text:c="25"/>0 <text:s text:c="4"/></text:p>
      <text:p text:style-name="P3">Mean absolute error <text:s text:c="21"/>0.2365</text:p>
      <text:p text:style-name="P3">Root mean squared error <text:s text:c="17"/>0.4 <text:s text:c="2"/></text:p>
      <text:p text:style-name="P3">Relative absolute error <text:s text:c="16"/>56.7214 %</text:p>
      <text:p text:style-name="P3">Root relative squared error <text:s text:c="12"/>87.4617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1.000 <text:s text:c="3"/>1.000 <text:s text:c="3"/>0.702 <text:s text:c="5"/>1.000 <text:s text:c="3"/>0.825 <text:s text:c="5"/>0.000 <text:s text:c="3"/>0.920 <text:s text:c="4"/>0.949 <text:s text:c="4"/>nfp</text:p>
      <text:p text:style-name="P3"><text:s text:c="17"/>0.000 <text:s text:c="3"/>0.000 <text:s text:c="3"/>0.000 <text:s text:c="5"/>0.000 <text:s text:c="3"/>0.000 <text:s text:c="5"/>0.000 <text:s text:c="3"/>0.920 <text:s text:c="4"/>0.833 <text:s text:c="4"/>fp</text:p>
      <text:p text:style-name="P3">Weighted Avg. <text:s text:c="3"/>0.702 <text:s text:c="3"/>0.702 <text:s text:c="3"/>0.493 <text:s text:c="5"/>0.702 <text:s text:c="3"/>0.579 <text:s text:c="5"/>0.000 <text:s text:c="3"/>0.920 <text:s text:c="4"/>0.914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6 <text:s/>0 | <text:s/>a = nfp</text:p>
      <text:p text:style-name="P3"><text:s/>28 <text:s/>0 | <text:s/>b = fp</text:p>
      <text:p text:style-name="P3"/>
      <text:p text:style-name="P3">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8.0; 1.0 0.0]" -S 1 -W weka.classifiers.meta.Bagging -- -P 100 -S 1 -num-slots 1 -I 10 -W weka.classifiers.trees.DecisionStump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DecisionStump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DecisionStump </text:p>
      <text:p text:style-name="P3"/>
      <text:p text:style-name="P3">Cost Matrix</text:p>
      <text:p text:style-name="P3"><text:s/>0 8</text:p>
      <text:p text:style-name="P3"><text:s/>1 0</text:p>
      <text:p text:style-name="P3"/>
      <text:p text:style-name="P3"><text:soft-page-break/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3 seconds</text:p>
      <text:p text:style-name="P3"/>
      <text:p text:style-name="P3">=== Evaluation on test set ===</text:p>
      <text:p text:style-name="P3"/>
      <text:p text:style-name="P3">Time taken to test model on supplied test set: 0.02 seconds</text:p>
      <text:p text:style-name="P3"/>
      <text:p text:style-name="P3">=== Summary ===</text:p>
      <text:p text:style-name="P3"/>
      <text:p text:style-name="P3">Correctly Classified Instances <text:s text:c="9"/>66 <text:s text:c="14"/>70.2128 %</text:p>
      <text:p text:style-name="P3">Incorrectly Classified Instances <text:s text:c="7"/>28 <text:s text:c="14"/>29.7872 %</text:p>
      <text:p text:style-name="P3">Kappa statistic <text:s text:c="25"/>0 <text:s text:c="4"/></text:p>
      <text:p text:style-name="P3">Mean absolute error <text:s text:c="21"/>0.2409</text:p>
      <text:p text:style-name="P3">Root mean squared error <text:s text:c="17"/>0.4053</text:p>
      <text:p text:style-name="P3">Relative absolute error <text:s text:c="16"/>57.7711 %</text:p>
      <text:p text:style-name="P3">Root relative squared error <text:s text:c="12"/>88.6216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1.000 <text:s text:c="3"/>1.000 <text:s text:c="3"/>0.702 <text:s text:c="5"/>1.000 <text:s text:c="3"/>0.825 <text:s text:c="5"/>0.000 <text:s text:c="3"/>0.918 <text:s text:c="4"/>0.945 <text:s text:c="4"/>nfp</text:p>
      <text:p text:style-name="P3"><text:s text:c="17"/>0.000 <text:s text:c="3"/>0.000 <text:s text:c="3"/>0.000 <text:s text:c="5"/>0.000 <text:s text:c="3"/>0.000 <text:s text:c="5"/>0.000 <text:s text:c="3"/>0.918 <text:s text:c="4"/>0.852 <text:s text:c="4"/>fp</text:p>
      <text:p text:style-name="P3">Weighted Avg. <text:s text:c="3"/>0.702 <text:s text:c="3"/>0.702 <text:s text:c="3"/>0.493 <text:s text:c="5"/>0.702 <text:s text:c="3"/>0.579 <text:s text:c="5"/>0.000 <text:s text:c="3"/>0.918 <text:s text:c="4"/>0.917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6 <text:s/>0 | <text:s/>a = nfp</text:p>
      <text:p text:style-name="P3"><text:s/>28 <text:s/>0 | <text:s/>b = fp</text:p>
      <text:p text:style-name="P3">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7.0; 1.0 0.0]" -S 1 -W weka.classifiers.meta.Bagging -- -P 100 -S 1 -num-slots 1 -I 10 -W weka.classifiers.trees.DecisionStump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DecisionStump</text:p>
      <text:p text:style-name="P3"/>
      <text:p text:style-name="P3"><text:soft-page-break/>Classifier Model</text:p>
      <text:p text:style-name="P3">Bagging with 10 iterations and base learner</text:p>
      <text:p text:style-name="P3"/>
      <text:p text:style-name="P3">weka.classifiers.trees.DecisionStump </text:p>
      <text:p text:style-name="P3"/>
      <text:p text:style-name="P3">Cost Matrix</text:p>
      <text:p text:style-name="P3"><text:s/>0 7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2 seconds</text:p>
      <text:p text:style-name="P3"/>
      <text:p text:style-name="P3">=== Evaluation on test set ===</text:p>
      <text:p text:style-name="P3"/>
      <text:p text:style-name="P3">Time taken to test model on supplied test set: 0.01 seconds</text:p>
      <text:p text:style-name="P3"/>
      <text:p text:style-name="P3">=== Summary ===</text:p>
      <text:p text:style-name="P3"/>
      <text:p text:style-name="P3">Correctly Classified Instances <text:s text:c="9"/>73 <text:s text:c="14"/>77.6596 %</text:p>
      <text:p text:style-name="P3">Incorrectly Classified Instances <text:s text:c="7"/>21 <text:s text:c="14"/>22.3404 %</text:p>
      <text:p text:style-name="P3">Kappa statistic <text:s text:c="25"/>0.3188</text:p>
      <text:p text:style-name="P3">Mean absolute error <text:s text:c="21"/>0.2292</text:p>
      <text:p text:style-name="P3">Root mean squared error <text:s text:c="17"/>0.3842</text:p>
      <text:p text:style-name="P3">Relative absolute error <text:s text:c="16"/>54.9532 %</text:p>
      <text:p text:style-name="P3">Root relative squared error <text:s text:c="12"/>84.0161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1.000 <text:s text:c="3"/>0.750 <text:s text:c="3"/>0.759 <text:s text:c="5"/>1.000 <text:s text:c="3"/>0.863 <text:s text:c="5"/>0.435 <text:s text:c="3"/>0.914 <text:s text:c="4"/>0.941 <text:s text:c="4"/>nfp</text:p>
      <text:p text:style-name="P3"><text:s text:c="17"/>0.250 <text:s text:c="3"/>0.000 <text:s text:c="3"/>1.000 <text:s text:c="5"/>0.250 <text:s text:c="3"/>0.400 <text:s text:c="5"/>0.435 <text:s text:c="3"/>0.914 <text:s text:c="4"/>0.843 <text:s text:c="4"/>fp</text:p>
      <text:p text:style-name="P3">Weighted Avg. <text:s text:c="3"/>0.777 <text:s text:c="3"/>0.527 <text:s text:c="3"/>0.831 <text:s text:c="5"/>0.777 <text:s text:c="3"/>0.725 <text:s text:c="5"/>0.435 <text:s text:c="3"/>0.914 <text:s text:c="4"/>0.912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6 <text:s/>0 | <text:s/>a = nfp</text:p>
      <text:p text:style-name="P3"><text:s/>21 <text:s/>7 | <text:s/>b = fp</text:p>
      <text:p text:style-name="P3">xxxxxxxxx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6.0; 1.0 0.0]" -S 1 -W weka.classifiers.meta.Bagging -- -P 100 -S 1 -num-slots 1 -I 10 -W weka.classifiers.trees.DecisionStump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><text:soft-page-break/></text:p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DecisionStump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DecisionStump </text:p>
      <text:p text:style-name="P3"/>
      <text:p text:style-name="P3">Cost Matrix</text:p>
      <text:p text:style-name="P3"><text:s/>0 6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1 seconds</text:p>
      <text:p text:style-name="P3"/>
      <text:p text:style-name="P3">=== Evaluation on test set ===</text:p>
      <text:p text:style-name="P3"/>
      <text:p text:style-name="P3">Time taken to test model on supplied test set: 0.01 seconds</text:p>
      <text:p text:style-name="P3"/>
      <text:p text:style-name="P3">=== Summary ===</text:p>
      <text:p text:style-name="P3"/>
      <text:p text:style-name="P3">Correctly Classified Instances <text:s text:c="9"/>76 <text:s text:c="14"/>80.8511 %</text:p>
      <text:p text:style-name="P3">Incorrectly Classified Instances <text:s text:c="7"/>18 <text:s text:c="14"/>19.1489 %</text:p>
      <text:p text:style-name="P3">Kappa statistic <text:s text:c="25"/>0.4652</text:p>
      <text:p text:style-name="P3">Mean absolute error <text:s text:c="21"/>0.2314</text:p>
      <text:p text:style-name="P3">Root mean squared error <text:s text:c="17"/>0.3813</text:p>
      <text:p text:style-name="P3">Relative absolute error <text:s text:c="16"/>55.4982 %</text:p>
      <text:p text:style-name="P3">Root relative squared error <text:s text:c="12"/>83.3701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70 <text:s text:c="3"/>0.571 <text:s text:c="3"/>0.800 <text:s text:c="5"/>0.970 <text:s text:c="3"/>0.877 <text:s text:c="5"/>0.512 <text:s text:c="3"/>0.911 <text:s text:c="4"/>0.940 <text:s text:c="4"/>nfp</text:p>
      <text:p text:style-name="P3"><text:s text:c="17"/>0.429 <text:s text:c="3"/>0.030 <text:s text:c="3"/>0.857 <text:s text:c="5"/>0.429 <text:s text:c="3"/>0.571 <text:s text:c="5"/>0.512 <text:s text:c="3"/>0.911 <text:s text:c="4"/>0.816 <text:s text:c="4"/>fp</text:p>
      <text:p text:style-name="P3">Weighted Avg. <text:s text:c="3"/>0.809 <text:s text:c="3"/>0.410 <text:s text:c="3"/>0.817 <text:s text:c="5"/>0.809 <text:s text:c="3"/>0.786 <text:s text:c="5"/>0.512 <text:s text:c="3"/>0.911 <text:s text:c="4"/>0.903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4 <text:s/>2 | <text:s/>a = nfp</text:p>
      <text:p text:style-name="P3"><text:s/>16 12 | <text:s/>b = fp</text:p>
      <text:p text:style-name="P3">xxxxxxxx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5.0; 1.0 0.0]" -S 1 -W weka.classifiers.meta.Bagging -- -P 100 -S 1 -num-slots 1 -I 10 -W weka.classifiers.trees.DecisionStump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oft-page-break/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DecisionStump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DecisionStump </text:p>
      <text:p text:style-name="P3"/>
      <text:p text:style-name="P3">Cost Matrix</text:p>
      <text:p text:style-name="P3"><text:s/>0 5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5 seconds</text:p>
      <text:p text:style-name="P3"/>
      <text:p text:style-name="P3">=== Evaluation on test set ===</text:p>
      <text:p text:style-name="P3"/>
      <text:p text:style-name="P3">Time taken to test model on supplied test set: 0 seconds</text:p>
      <text:p text:style-name="P3"/>
      <text:p text:style-name="P3">=== Summary ===</text:p>
      <text:p text:style-name="P3"/>
      <text:p text:style-name="P3">Correctly Classified Instances <text:s text:c="9"/>76 <text:s text:c="14"/>80.8511 %</text:p>
      <text:p text:style-name="P3">Incorrectly Classified Instances <text:s text:c="7"/>18 <text:s text:c="14"/>19.1489 %</text:p>
      <text:p text:style-name="P3">Kappa statistic <text:s text:c="25"/>0.4652</text:p>
      <text:p text:style-name="P3">Mean absolute error <text:s text:c="21"/>0.233 </text:p>
      <text:p text:style-name="P3">Root mean squared error <text:s text:c="17"/>0.3752</text:p>
      <text:p text:style-name="P3">Relative absolute error <text:s text:c="16"/>55.8836 %</text:p>
      <text:p text:style-name="P3">Root relative squared error <text:s text:c="12"/>82.0402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70 <text:s text:c="3"/>0.571 <text:s text:c="3"/>0.800 <text:s text:c="5"/>0.970 <text:s text:c="3"/>0.877 <text:s text:c="5"/>0.512 <text:s text:c="3"/>0.911 <text:s text:c="4"/>0.941 <text:s text:c="4"/>nfp</text:p>
      <text:p text:style-name="P3"><text:s text:c="17"/>0.429 <text:s text:c="3"/>0.030 <text:s text:c="3"/>0.857 <text:s text:c="5"/>0.429 <text:s text:c="3"/>0.571 <text:s text:c="5"/>0.512 <text:s text:c="3"/>0.911 <text:s text:c="4"/>0.821 <text:s text:c="4"/>fp</text:p>
      <text:p text:style-name="P3">Weighted Avg. <text:s text:c="3"/>0.809 <text:s text:c="3"/>0.410 <text:s text:c="3"/>0.817 <text:s text:c="5"/>0.809 <text:s text:c="3"/>0.786 <text:s text:c="5"/>0.512 <text:s text:c="3"/>0.911 <text:s text:c="4"/>0.905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4 <text:s/>2 | <text:s/>a = nfp</text:p>
      <text:p text:style-name="P3"><text:s/>16 12 | <text:s/>b = fp</text:p>
      <text:p text:style-name="P3">xxxxxxxxxxxx</text:p>
      <text:p text:style-name="P3"><text:soft-page-break/>=== Run information ===</text:p>
      <text:p text:style-name="P3"/>
      <text:p text:style-name="P3">Scheme: <text:s text:c="6"/>weka.classifiers.misc.InputMappedClassifier -I -trim -W weka.classifiers.meta.CostSensitiveClassifier -- -cost-matrix "[0.0 4.0; 1.0 0.0]" -S 1 -W weka.classifiers.meta.Bagging -- -P 100 -S 1 -num-slots 1 -I 10 -W weka.classifiers.trees.DecisionStump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DecisionStump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DecisionStump </text:p>
      <text:p text:style-name="P3"/>
      <text:p text:style-name="P3">Cost Matrix</text:p>
      <text:p text:style-name="P3"><text:s/>0 4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3 seconds</text:p>
      <text:p text:style-name="P3"/>
      <text:p text:style-name="P3">=== Evaluation on test set ===</text:p>
      <text:p text:style-name="P3"/>
      <text:p text:style-name="P3">Time taken to test model on supplied test set: 0.02 seconds</text:p>
      <text:p text:style-name="P3"/>
      <text:p text:style-name="P3">=== Summary ===</text:p>
      <text:p text:style-name="P3"/>
      <text:p text:style-name="P3">Correctly Classified Instances <text:s text:c="9"/>76 <text:s text:c="14"/>80.8511 %</text:p>
      <text:p text:style-name="P3">Incorrectly Classified Instances <text:s text:c="7"/>18 <text:s text:c="14"/>19.1489 %</text:p>
      <text:p text:style-name="P3">Kappa statistic <text:s text:c="25"/>0.4652</text:p>
      <text:p text:style-name="P3">Mean absolute error <text:s text:c="21"/>0.2351</text:p>
      <text:p text:style-name="P3">Root mean squared error <text:s text:c="17"/>0.3585</text:p>
      <text:p text:style-name="P3">Relative absolute error <text:s text:c="16"/>56.3668 %</text:p>
      <text:p text:style-name="P3">Root relative squared error <text:s text:c="12"/>78.398 <text:s/>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70 <text:s text:c="3"/>0.571 <text:s text:c="3"/>0.800 <text:s text:c="5"/>0.970 <text:s text:c="3"/>0.877 <text:s text:c="5"/>0.512 <text:s text:c="3"/>0.909 <text:s text:c="4"/>0.941 <text:s text:c="4"/>nfp</text:p>
      <text:p text:style-name="P3"><text:soft-page-break/><text:s text:c="17"/>0.429 <text:s text:c="3"/>0.030 <text:s text:c="3"/>0.857 <text:s text:c="5"/>0.429 <text:s text:c="3"/>0.571 <text:s text:c="5"/>0.512 <text:s text:c="3"/>0.909 <text:s text:c="4"/>0.792 <text:s text:c="4"/>fp</text:p>
      <text:p text:style-name="P3">Weighted Avg. <text:s text:c="3"/>0.809 <text:s text:c="3"/>0.410 <text:s text:c="3"/>0.817 <text:s text:c="5"/>0.809 <text:s text:c="3"/>0.786 <text:s text:c="5"/>0.512 <text:s text:c="3"/>0.909 <text:s text:c="4"/>0.897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4 <text:s/>2 | <text:s/>a = nfp</text:p>
      <text:p text:style-name="P3"><text:s/>16 12 | <text:s/>b = fp</text:p>
      <text:p text:style-name="P3"/>
      <text:p text:style-name="P3">xxxxxxxxxxxxxxxxxxxxxxxxxxxxxxx</text:p>
      <text:p text:style-name="P3">=== Run information ===</text:p>
      <text:p text:style-name="P3"/>
      <text:p text:style-name="P3">Scheme: <text:s text:c="6"/>weka.classifiers.misc.InputMappedClassifier -I -trim -W weka.classifiers.meta.CostSensitiveClassifier -- -cost-matrix "[0.0 3.0; 1.0 0.0]" -S 1 -W weka.classifiers.meta.Bagging -- -P 100 -S 1 -num-slots 1 -I 10 -W weka.classifiers.trees.DecisionStump</text:p>
      <text:p text:style-name="P3">Relation: <text:s text:c="4"/>FIT-weka.filters.unsupervised.attribute.Remove-R9</text:p>
      <text:p text:style-name="P3">Instances: <text:s text:c="3"/>188</text:p>
      <text:p text:style-name="P3">Attributes: <text:s text:c="2"/>9</text:p>
      <text:p text:style-name="P3"><text:s text:c="14"/>NUMUORS</text:p>
      <text:p text:style-name="P3"><text:s text:c="14"/>NUMUANDS</text:p>
      <text:p text:style-name="P3"><text:s text:c="14"/>TOTOTORS</text:p>
      <text:p text:style-name="P3"><text:s text:c="14"/>TOTOPANDS</text:p>
      <text:p text:style-name="P3"><text:s text:c="14"/>VG</text:p>
      <text:p text:style-name="P3"><text:s text:c="14"/>NLOGIC</text:p>
      <text:p text:style-name="P3"><text:s text:c="14"/>LOC</text:p>
      <text:p text:style-name="P3"><text:s text:c="14"/>ELOC</text:p>
      <text:p text:style-name="P3"><text:s text:c="14"/>FAULTPRONE</text:p>
      <text:p text:style-name="P3">Test mode: <text:s text:c="3"/>user supplied test set: <text:s/>size unknown (reading incrementally)</text:p>
      <text:p text:style-name="P3"/>
      <text:p text:style-name="P3">=== Classifier model (full training set) ===</text:p>
      <text:p text:style-name="P3"/>
      <text:p text:style-name="P3">InputMappedClassifier:</text:p>
      <text:p text:style-name="P3"/>
      <text:p text:style-name="P3">CostSensitiveClassifier using reweighted training instances</text:p>
      <text:p text:style-name="P3"/>
      <text:p text:style-name="P3">weka.classifiers.meta.Bagging -P 100 -S 1 -num-slots 1 -I 10 -W weka.classifiers.trees.DecisionStump</text:p>
      <text:p text:style-name="P3"/>
      <text:p text:style-name="P3">Classifier Model</text:p>
      <text:p text:style-name="P3">Bagging with 10 iterations and base learner</text:p>
      <text:p text:style-name="P3"/>
      <text:p text:style-name="P3">weka.classifiers.trees.DecisionStump </text:p>
      <text:p text:style-name="P3"/>
      <text:p text:style-name="P3">Cost Matrix</text:p>
      <text:p text:style-name="P3"><text:s/>0 3</text:p>
      <text:p text:style-name="P3"><text:s/>1 0</text:p>
      <text:p text:style-name="P3"/>
      <text:p text:style-name="P3">Attribute mappings:</text:p>
      <text:p text:style-name="P3"/>
      <text:p text:style-name="P3">Model attributes <text:s text:c="5"/><text:tab/> <text:s text:c="3"/>Incoming attributes</text:p>
      <text:p text:style-name="P3">----------------------<text:tab/> <text:s text:c="3"/>----------------</text:p>
      <text:p text:style-name="P3">(numeric) NUMUORS <text:s text:c="4"/><text:tab/>--&gt; 1 (numeric) NUMUORS</text:p>
      <text:p text:style-name="P3">(numeric) NUMUANDS <text:s text:c="3"/><text:tab/>--&gt; 2 (numeric) NUMUANDS</text:p>
      <text:p text:style-name="P3">(numeric) TOTOTORS <text:s text:c="3"/><text:tab/>--&gt; 3 (numeric) TOTOTORS</text:p>
      <text:p text:style-name="P3">(numeric) TOTOPANDS <text:s text:c="2"/><text:tab/>--&gt; 4 (numeric) TOTOPANDS</text:p>
      <text:p text:style-name="P3">(numeric) VG <text:s text:c="9"/><text:tab/>--&gt; 5 (numeric) VG</text:p>
      <text:p text:style-name="P3">(numeric) NLOGIC <text:s text:c="5"/><text:tab/>--&gt; 6 (numeric) NLOGIC</text:p>
      <text:p text:style-name="P3">(numeric) LOC <text:s text:c="8"/><text:tab/>--&gt; 7 (numeric) LOC</text:p>
      <text:p text:style-name="P3">(numeric) ELOC <text:s text:c="7"/><text:tab/>--&gt; 8 (numeric) ELOC</text:p>
      <text:p text:style-name="P3">(nominal) FAULTPRONE <text:s/><text:tab/>--&gt; 10 (nominal) FAULTPRONE</text:p>
      <text:p text:style-name="P3"/>
      <text:p text:style-name="P3"/>
      <text:p text:style-name="P3">Time taken to build model: 0.01 seconds</text:p>
      <text:p text:style-name="P3"/>
      <text:p text:style-name="P3">=== Evaluation on test set ===</text:p>
      <text:p text:style-name="P3"/>
      <text:p text:style-name="P3">Time taken to test model on supplied test set: 0.02 seconds</text:p>
      <text:p text:style-name="P3"/>
      <text:p text:style-name="P3">=== Summary ===</text:p>
      <text:p text:style-name="P3"/>
      <text:p text:style-name="P3">Correctly Classified Instances <text:s text:c="9"/>77 <text:s text:c="14"/>81.9149 %</text:p>
      <text:p text:style-name="P3">Incorrectly Classified Instances <text:s text:c="7"/>17 <text:s text:c="14"/>18.0851 %</text:p>
      <text:p text:style-name="P3">Kappa statistic <text:s text:c="25"/>0.5009</text:p>
      <text:p text:style-name="P3"><text:soft-page-break/>Mean absolute error <text:s text:c="21"/>0.228 </text:p>
      <text:p text:style-name="P3">Root mean squared error <text:s text:c="17"/>0.341 </text:p>
      <text:p text:style-name="P3">Relative absolute error <text:s text:c="16"/>54.6728 %</text:p>
      <text:p text:style-name="P3">Root relative squared error <text:s text:c="12"/>74.5677 %</text:p>
      <text:p text:style-name="P3">Total Number of Instances <text:s text:c="14"/>94 <text:s text:c="4"/></text:p>
      <text:p text:style-name="P3"/>
      <text:p text:style-name="P3">=== Detailed Accuracy By Class ===</text:p>
      <text:p text:style-name="P3"/>
      <text:p text:style-name="P3"><text:s text:c="17"/>TP Rate <text:s/>FP Rate <text:s/>Precision <text:s/>Recall <text:s text:c="2"/>F-Measure <text:s/>MCC <text:s text:c="5"/>ROC Area <text:s/>PRC Area <text:s/>Class</text:p>
      <text:p text:style-name="P3"><text:s text:c="17"/>0.970 <text:s text:c="3"/>0.536 <text:s text:c="3"/>0.810 <text:s text:c="5"/>0.970 <text:s text:c="3"/>0.883 <text:s text:c="5"/>0.542 <text:s text:c="3"/>0.912 <text:s text:c="4"/>0.942 <text:s text:c="4"/>nfp</text:p>
      <text:p text:style-name="P3"><text:s text:c="17"/>0.464 <text:s text:c="3"/>0.030 <text:s text:c="3"/>0.867 <text:s text:c="5"/>0.464 <text:s text:c="3"/>0.605 <text:s text:c="5"/>0.542 <text:s text:c="3"/>0.912 <text:s text:c="4"/>0.799 <text:s text:c="4"/>fp</text:p>
      <text:p text:style-name="P3">Weighted Avg. <text:s text:c="3"/>0.819 <text:s text:c="3"/>0.385 <text:s text:c="3"/>0.827 <text:s text:c="5"/>0.819 <text:s text:c="3"/>0.800 <text:s text:c="5"/>0.542 <text:s text:c="3"/>0.912 <text:s text:c="4"/>0.899 <text:s text:c="4"/></text:p>
      <text:p text:style-name="P3"/>
      <text:p text:style-name="P3">=== Confusion Matrix ===</text:p>
      <text:p text:style-name="P3"/>
      <text:p text:style-name="P3"><text:s text:c="2"/>a <text:s/>b <text:s text:c="2"/>&lt;-- classified as</text:p>
      <text:p text:style-name="P3"><text:s/>64 <text:s/>2 | <text:s/>a = nfp</text:p>
      <text:p text:style-name="P3"><text:s/>15 13 | <text:s/>b = fp</text:p>
      <text:p text:style-name="P3">xxxx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2.0; 1.0 0.0]" -S 1 -W weka.classifiers.meta.Bagging -- -P 100 -S 1 -num-slots 1 -I 10 -W weka.classifiers.trees.DecisionStump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Bagging -P 100 -S 1 -num-slots 1 -I 10 -W weka.classifiers.trees.DecisionStump</text:p>
      <text:p text:style-name="P4"/>
      <text:p text:style-name="P4">Classifier Model</text:p>
      <text:p text:style-name="P4">Bagging with 10 iterations and base learner</text:p>
      <text:p text:style-name="P4"/>
      <text:p text:style-name="P4">weka.classifiers.trees.DecisionStump </text:p>
      <text:p text:style-name="P4"/>
      <text:p text:style-name="P4">Cost Matrix</text:p>
      <text:p text:style-name="P4"><text:s/>0 2</text:p>
      <text:p text:style-name="P4"><text:s/>1 0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1 seconds</text:p>
      <text:p text:style-name="P4"/>
      <text:p text:style-name="P4"><text:soft-page-break/>=== Evaluation on test set ===</text:p>
      <text:p text:style-name="P4"/>
      <text:p text:style-name="P4">Time taken to test model on supplied test set: 0.01 seconds</text:p>
      <text:p text:style-name="P4"/>
      <text:p text:style-name="P4">=== Summary ===</text:p>
      <text:p text:style-name="P4"/>
      <text:p text:style-name="P4">Correctly Classified Instances <text:s text:c="9"/>77 <text:s text:c="14"/>81.9149 %</text:p>
      <text:p text:style-name="P4">Incorrectly Classified Instances <text:s text:c="7"/>17 <text:s text:c="14"/>18.0851 %</text:p>
      <text:p text:style-name="P4">Kappa statistic <text:s text:c="25"/>0.5009</text:p>
      <text:p text:style-name="P4">Mean absolute error <text:s text:c="21"/>0.2372</text:p>
      <text:p text:style-name="P4">Root mean squared error <text:s text:c="17"/>0.3365</text:p>
      <text:p text:style-name="P4">Relative absolute error <text:s text:c="16"/>56.8687 %</text:p>
      <text:p text:style-name="P4">Root relative squared error <text:s text:c="12"/>73.5755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970 <text:s text:c="3"/>0.536 <text:s text:c="3"/>0.810 <text:s text:c="5"/>0.970 <text:s text:c="3"/>0.883 <text:s text:c="5"/>0.542 <text:s text:c="3"/>0.919 <text:s text:c="4"/>0.950 <text:s text:c="4"/>nfp</text:p>
      <text:p text:style-name="P4"><text:s text:c="17"/>0.464 <text:s text:c="3"/>0.030 <text:s text:c="3"/>0.867 <text:s text:c="5"/>0.464 <text:s text:c="3"/>0.605 <text:s text:c="5"/>0.542 <text:s text:c="3"/>0.919 <text:s text:c="4"/>0.787 <text:s text:c="4"/>fp</text:p>
      <text:p text:style-name="P4">Weighted Avg. <text:s text:c="3"/>0.819 <text:s text:c="3"/>0.385 <text:s text:c="3"/>0.827 <text:s text:c="5"/>0.819 <text:s text:c="3"/>0.800 <text:s text:c="5"/>0.542 <text:s text:c="3"/>0.919 <text:s text:c="4"/>0.902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64 <text:s/>2 | <text:s/>a = nfp</text:p>
      <text:p text:style-name="P4"><text:s/>15 13 | <text:s/>b = fp</text:p>
      <text:p text:style-name="P4">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1.0; 1.0 0.0]" -S 1 -W weka.classifiers.meta.Bagging -- -P 100 -S 1 -num-slots 1 -I 10 -W weka.classifiers.trees.DecisionStump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Bagging -P 100 -S 1 -num-slots 1 -I 10 -W weka.classifiers.trees.DecisionStump</text:p>
      <text:p text:style-name="P4"/>
      <text:p text:style-name="P4">Classifier Model</text:p>
      <text:p text:style-name="P4">Bagging with 10 iterations and base learner</text:p>
      <text:p text:style-name="P4"/>
      <text:p text:style-name="P4">weka.classifiers.trees.DecisionStump </text:p>
      <text:p text:style-name="P4"/>
      <text:p text:style-name="P4">Cost Matrix</text:p>
      <text:p text:style-name="P4"><text:s/>0 1</text:p>
      <text:p text:style-name="P4"><text:s/>1 0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<text:soft-page-break/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1 seconds</text:p>
      <text:p text:style-name="P4"/>
      <text:p text:style-name="P4">=== Evaluation on test set ===</text:p>
      <text:p text:style-name="P4"/>
      <text:p text:style-name="P4">Time taken to test model on supplied test set: 0 seconds</text:p>
      <text:p text:style-name="P4"/>
      <text:p text:style-name="P4">=== Summary ===</text:p>
      <text:p text:style-name="P4"/>
      <text:p text:style-name="P4">Correctly Classified Instances <text:s text:c="9"/>79 <text:s text:c="14"/>84.0426 %</text:p>
      <text:p text:style-name="P4">Incorrectly Classified Instances <text:s text:c="7"/>15 <text:s text:c="14"/>15.9574 %</text:p>
      <text:p text:style-name="P4">Kappa statistic <text:s text:c="25"/>0.6508</text:p>
      <text:p text:style-name="P4">Mean absolute error <text:s text:c="21"/>0.2291</text:p>
      <text:p text:style-name="P4">Root mean squared error <text:s text:c="17"/>0.328 </text:p>
      <text:p text:style-name="P4">Relative absolute error <text:s text:c="16"/>54.9323 %</text:p>
      <text:p text:style-name="P4">Root relative squared error <text:s text:c="12"/>71.7254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818 <text:s text:c="3"/>0.107 <text:s text:c="3"/>0.947 <text:s text:c="5"/>0.818 <text:s text:c="3"/>0.878 <text:s text:c="5"/>0.666 <text:s text:c="3"/>0.915 <text:s text:c="4"/>0.948 <text:s text:c="4"/>nfp</text:p>
      <text:p text:style-name="P4"><text:s text:c="17"/>0.893 <text:s text:c="3"/>0.182 <text:s text:c="3"/>0.676 <text:s text:c="5"/>0.893 <text:s text:c="3"/>0.769 <text:s text:c="5"/>0.666 <text:s text:c="3"/>0.915 <text:s text:c="4"/>0.768 <text:s text:c="4"/>fp</text:p>
      <text:p text:style-name="P4">Weighted Avg. <text:s text:c="3"/>0.840 <text:s text:c="3"/>0.129 <text:s text:c="3"/>0.866 <text:s text:c="5"/>0.840 <text:s text:c="3"/>0.846 <text:s text:c="5"/>0.666 <text:s text:c="3"/>0.915 <text:s text:c="4"/>0.895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54 12 | <text:s/>a = nfp</text:p>
      <text:p text:style-name="P4"><text:s text:c="2"/>3 25 | <text:s/>b = fp</text:p>
      <text:p text:style-name="P4"/>
      <text:p text:style-name="P4">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0.5; 1.0 0.0]" -S 1 -W weka.classifiers.meta.Bagging -- -P 100 -S 1 -num-slots 1 -I 10 -W weka.classifiers.trees.DecisionStump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weka.classifiers.meta.Bagging -P 100 -S 1 -num-slots 1 -I 10 -W weka.classifiers.trees.DecisionStump</text:p>
      <text:p text:style-name="P4"/>
      <text:p text:style-name="P4">Classifier Model</text:p>
      <text:p text:style-name="P4">Bagging with 10 iterations and base learner</text:p>
      <text:p text:style-name="P4"/>
      <text:p text:style-name="P4">weka.classifiers.trees.DecisionStump </text:p>
      <text:p text:style-name="P4"/>
      <text:p text:style-name="P4">Cost Matrix</text:p>
      <text:p text:style-name="P4"><text:s/>0 <text:s text:c="3"/>0.5 </text:p>
      <text:p text:style-name="P4"><text:soft-page-break/><text:s/>1 <text:s text:c="3"/>0 <text:s text:c="2"/>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1 seconds</text:p>
      <text:p text:style-name="P4"/>
      <text:p text:style-name="P4">=== Evaluation on test set ===</text:p>
      <text:p text:style-name="P4"/>
      <text:p text:style-name="P4">Time taken to test model on supplied test set: 0.03 seconds</text:p>
      <text:p text:style-name="P4"/>
      <text:p text:style-name="P4">=== Summary ===</text:p>
      <text:p text:style-name="P4"/>
      <text:p text:style-name="P4">Correctly Classified Instances <text:s text:c="9"/>78 <text:s text:c="14"/>82.9787 %</text:p>
      <text:p text:style-name="P4">Incorrectly Classified Instances <text:s text:c="7"/>16 <text:s text:c="14"/>17.0213 %</text:p>
      <text:p text:style-name="P4">Kappa statistic <text:s text:c="25"/>0.6378</text:p>
      <text:p text:style-name="P4">Mean absolute error <text:s text:c="21"/>0.2267</text:p>
      <text:p text:style-name="P4">Root mean squared error <text:s text:c="17"/>0.353 </text:p>
      <text:p text:style-name="P4">Relative absolute error <text:s text:c="16"/>54.3726 %</text:p>
      <text:p text:style-name="P4">Root relative squared error <text:s text:c="12"/>77.176 <text:s/>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788 <text:s text:c="3"/>0.071 <text:s text:c="3"/>0.963 <text:s text:c="5"/>0.788 <text:s text:c="3"/>0.867 <text:s text:c="5"/>0.663 <text:s text:c="3"/>0.897 <text:s text:c="4"/>0.936 <text:s text:c="4"/>nfp</text:p>
      <text:p text:style-name="P4"><text:s text:c="17"/>0.929 <text:s text:c="3"/>0.212 <text:s text:c="3"/>0.650 <text:s text:c="5"/>0.929 <text:s text:c="3"/>0.765 <text:s text:c="5"/>0.663 <text:s text:c="3"/>0.897 <text:s text:c="4"/>0.704 <text:s text:c="4"/>fp</text:p>
      <text:p text:style-name="P4">Weighted Avg. <text:s text:c="3"/>0.830 <text:s text:c="3"/>0.113 <text:s text:c="3"/>0.870 <text:s text:c="5"/>0.830 <text:s text:c="3"/>0.836 <text:s text:c="5"/>0.663 <text:s text:c="3"/>0.897 <text:s text:c="4"/>0.867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52 14 | <text:s/>a = nfp</text:p>
      <text:p text:style-name="P4"><text:s text:c="2"/>2 26 | <text:s/>b = fp</text:p>
      <text:p text:style-name="P4">xxxxxxxxxxxxxxxxxxxxxxxx</text:p>
      <text:p text:style-name="P4">=== Run information ===</text:p>
      <text:p text:style-name="P4"/>
      <text:p text:style-name="P4">Scheme: <text:s text:c="6"/>weka.classifiers.misc.InputMappedClassifier -I -trim -W weka.classifiers.meta.CostSensitiveClassifier -- -cost-matrix "[0.0 0.25; 1.0 0.0]" -S 1 -W weka.classifiers.meta.Bagging -- -P 100 -S 1 -num-slots 1 -I 10 -W weka.classifiers.trees.DecisionStump</text:p>
      <text:p text:style-name="P4">Relation: <text:s text:c="4"/>FIT-weka.filters.unsupervised.attribute.Remove-R9</text:p>
      <text:p text:style-name="P4">Instances: <text:s text:c="3"/>188</text:p>
      <text:p text:style-name="P4">Attributes: <text:s text:c="2"/>9</text:p>
      <text:p text:style-name="P4"><text:s text:c="14"/>NUMUORS</text:p>
      <text:p text:style-name="P4"><text:s text:c="14"/>NUMUANDS</text:p>
      <text:p text:style-name="P4"><text:s text:c="14"/>TOTOTORS</text:p>
      <text:p text:style-name="P4"><text:s text:c="14"/>TOTOPANDS</text:p>
      <text:p text:style-name="P4"><text:s text:c="14"/>VG</text:p>
      <text:p text:style-name="P4"><text:s text:c="14"/>NLOGIC</text:p>
      <text:p text:style-name="P4"><text:s text:c="14"/>LOC</text:p>
      <text:p text:style-name="P4"><text:s text:c="14"/>ELOC</text:p>
      <text:p text:style-name="P4"><text:s text:c="14"/>FAULTPRONE</text:p>
      <text:p text:style-name="P4">Test mode: <text:s text:c="3"/>user supplied test set: <text:s/>size unknown (reading incrementally)</text:p>
      <text:p text:style-name="P4"/>
      <text:p text:style-name="P4">=== Classifier model (full training set) ===</text:p>
      <text:p text:style-name="P4"/>
      <text:p text:style-name="P4">InputMappedClassifier:</text:p>
      <text:p text:style-name="P4"/>
      <text:p text:style-name="P4">CostSensitiveClassifier using reweighted training instances</text:p>
      <text:p text:style-name="P4"/>
      <text:p text:style-name="P4"><text:soft-page-break/>weka.classifiers.meta.Bagging -P 100 -S 1 -num-slots 1 -I 10 -W weka.classifiers.trees.DecisionStump</text:p>
      <text:p text:style-name="P4"/>
      <text:p text:style-name="P4">Classifier Model</text:p>
      <text:p text:style-name="P4">Bagging with 10 iterations and base learner</text:p>
      <text:p text:style-name="P4"/>
      <text:p text:style-name="P4">weka.classifiers.trees.DecisionStump </text:p>
      <text:p text:style-name="P4"/>
      <text:p text:style-name="P4">Cost Matrix</text:p>
      <text:p text:style-name="P4"><text:s/>0 <text:s text:c="3"/>0.25</text:p>
      <text:p text:style-name="P4"><text:s/>1 <text:s text:c="3"/>0 <text:s text:c="2"/></text:p>
      <text:p text:style-name="P4"/>
      <text:p text:style-name="P4">Attribute mappings:</text:p>
      <text:p text:style-name="P4"/>
      <text:p text:style-name="P4">Model attributes <text:s text:c="5"/><text:tab/> <text:s text:c="3"/>Incoming attributes</text:p>
      <text:p text:style-name="P4">----------------------<text:tab/> <text:s text:c="3"/>----------------</text:p>
      <text:p text:style-name="P4">(numeric) NUMUORS <text:s text:c="4"/><text:tab/>--&gt; 1 (numeric) NUMUORS</text:p>
      <text:p text:style-name="P4">(numeric) NUMUANDS <text:s text:c="3"/><text:tab/>--&gt; 2 (numeric) NUMUANDS</text:p>
      <text:p text:style-name="P4">(numeric) TOTOTORS <text:s text:c="3"/><text:tab/>--&gt; 3 (numeric) TOTOTORS</text:p>
      <text:p text:style-name="P4">(numeric) TOTOPANDS <text:s text:c="2"/><text:tab/>--&gt; 4 (numeric) TOTOPANDS</text:p>
      <text:p text:style-name="P4">(numeric) VG <text:s text:c="9"/><text:tab/>--&gt; 5 (numeric) VG</text:p>
      <text:p text:style-name="P4">(numeric) NLOGIC <text:s text:c="5"/><text:tab/>--&gt; 6 (numeric) NLOGIC</text:p>
      <text:p text:style-name="P4">(numeric) LOC <text:s text:c="8"/><text:tab/>--&gt; 7 (numeric) LOC</text:p>
      <text:p text:style-name="P4">(numeric) ELOC <text:s text:c="7"/><text:tab/>--&gt; 8 (numeric) ELOC</text:p>
      <text:p text:style-name="P4">(nominal) FAULTPRONE <text:s/><text:tab/>--&gt; 10 (nominal) FAULTPRONE</text:p>
      <text:p text:style-name="P4"/>
      <text:p text:style-name="P4"/>
      <text:p text:style-name="P4">Time taken to build model: 0.02 seconds</text:p>
      <text:p text:style-name="P4"/>
      <text:p text:style-name="P4">=== Evaluation on test set ===</text:p>
      <text:p text:style-name="P4"/>
      <text:p text:style-name="P4">Time taken to test model on supplied test set: 0.02 seconds</text:p>
      <text:p text:style-name="P4"/>
      <text:p text:style-name="P4">=== Summary ===</text:p>
      <text:p text:style-name="P4"/>
      <text:p text:style-name="P4">Correctly Classified Instances <text:s text:c="9"/>76 <text:s text:c="14"/>80.8511 %</text:p>
      <text:p text:style-name="P4">Incorrectly Classified Instances <text:s text:c="7"/>18 <text:s text:c="14"/>19.1489 %</text:p>
      <text:p text:style-name="P4">Kappa statistic <text:s text:c="25"/>0.6069</text:p>
      <text:p text:style-name="P4">Mean absolute error <text:s text:c="21"/>0.2352</text:p>
      <text:p text:style-name="P4">Root mean squared error <text:s text:c="17"/>0.384 </text:p>
      <text:p text:style-name="P4">Relative absolute error <text:s text:c="16"/>56.3917 %</text:p>
      <text:p text:style-name="P4">Root relative squared error <text:s text:c="12"/>83.9575 %</text:p>
      <text:p text:style-name="P4">Total Number of Instances <text:s text:c="14"/>94 <text:s text:c="4"/></text:p>
      <text:p text:style-name="P4"/>
      <text:p text:style-name="P4">=== Detailed Accuracy By Class ===</text:p>
      <text:p text:style-name="P4"/>
      <text:p text:style-name="P4"><text:s text:c="17"/>TP Rate <text:s/>FP Rate <text:s/>Precision <text:s/>Recall <text:s text:c="2"/>F-Measure <text:s/>MCC <text:s text:c="5"/>ROC Area <text:s/>PRC Area <text:s/>Class</text:p>
      <text:p text:style-name="P4"><text:s text:c="17"/>0.742 <text:s text:c="3"/>0.036 <text:s text:c="3"/>0.980 <text:s text:c="5"/>0.742 <text:s text:c="3"/>0.845 <text:s text:c="5"/>0.648 <text:s text:c="3"/>0.897 <text:s text:c="4"/>0.936 <text:s text:c="4"/>nfp</text:p>
      <text:p text:style-name="P4"><text:s text:c="17"/>0.964 <text:s text:c="3"/>0.258 <text:s text:c="3"/>0.614 <text:s text:c="5"/>0.964 <text:s text:c="3"/>0.750 <text:s text:c="5"/>0.648 <text:s text:c="3"/>0.897 <text:s text:c="4"/>0.703 <text:s text:c="4"/>fp</text:p>
      <text:p text:style-name="P4">Weighted Avg. <text:s text:c="3"/>0.809 <text:s text:c="3"/>0.102 <text:s text:c="3"/>0.871 <text:s text:c="5"/>0.809 <text:s text:c="3"/>0.817 <text:s text:c="5"/>0.648 <text:s text:c="3"/>0.897 <text:s text:c="4"/>0.867 <text:s text:c="4"/></text:p>
      <text:p text:style-name="P4"/>
      <text:p text:style-name="P4">=== Confusion Matrix ===</text:p>
      <text:p text:style-name="P4"/>
      <text:p text:style-name="P4"><text:s text:c="2"/>a <text:s/>b <text:s text:c="2"/>&lt;-- classified as</text:p>
      <text:p text:style-name="P4"><text:s/>49 17 | <text:s/>a = nfp</text:p>
      <text:p text:style-name="P4"><text:s text:c="2"/>1 27 | <text:s/>b = fp</text:p>
      <text:p text:style-name="P4">xxxxxxxxxxxxxxxxx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1" svg:font-family="'Noto Sans'" style:font-family-generic="swiss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1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1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1" style:font-family-complex="'Noto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16T05:50:28.815801470</meta:creation-date>
    <dc:date>2017-03-16T14:31:15.666553802</dc:date>
    <meta:editing-duration>PT12M27S</meta:editing-duration>
    <meta:editing-cycles>2</meta:editing-cycles>
    <meta:generator>LibreOffice/5.3.0.3$Linux_X86_64 LibreOffice_project/30m0$Build-3</meta:generator>
    <meta:document-statistic meta:table-count="0" meta:image-count="0" meta:object-count="0" meta:page-count="24" meta:paragraph-count="1248" meta:word-count="6120" meta:character-count="53926" meta:non-whitespace-character-count="36990"/>
  </office:meta>
</office:document-meta>
</file>